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67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7.40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4.58cm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258cm" fo:min-width="3.056cm"/>
      <style:paragraph-properties style:writing-mode="lr-tb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4.453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83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183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8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441cm"/>
      <style:paragraph-properties style:writing-mode="lr-tb"/>
    </style:style>
    <style:style style:name="gr12" style:family="graphic" style:parent-style-name="standard">
      <style:graphic-properties draw:stroke="dash" draw:stroke-dash="Fine_20_Dashed" svg:stroke-color="#000000" draw:textarea-vertical-align="middle"/>
    </style:style>
    <style:style style:name="gr1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10.245cm" fo:min-width="17.74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44cm" fo:min-width="2.929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4.591cm"/>
      <style:paragraph-properties style:writing-mode="lr-tb"/>
    </style:style>
    <style:style style:name="gr16" style:family="graphic" style:parent-style-name="standard">
      <style:graphic-properties svg:stroke-color="#111111" draw:fill-color="#ffffff" draw:textarea-horizontal-align="justify" draw:textarea-vertical-align="middle" draw:auto-grow-height="false" fo:min-height="0.727cm" fo:min-width="0.6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739cm"/>
    </style:style>
    <style:style style:name="gr18" style:family="graphic" style:parent-style-name="standard">
      <style:graphic-properties svg:stroke-color="#111111" draw:fill-color="#ffffff" draw:textarea-horizontal-align="justify" draw:textarea-vertical-align="middle" draw:auto-grow-height="false" fo:min-height="0.564cm" fo:min-width="0.477cm"/>
    </style:style>
    <style:style style:name="gr19" style:family="graphic" style:parent-style-name="objectwithoutfill">
      <style:graphic-properties draw:stroke="dash" draw:stroke-dash="_33__20_Dashes_20_3_20_Dots_20__28_var_29_" draw:marker-start="Symmetric_20_Arrow" draw:marker-start-width="0.3cm" draw:marker-end="Symmetric_20_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93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6.636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219cm" fo:min-width="0.3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4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28" style:family="graphic" style:parent-style-name="objectwithoutfill">
      <style:graphic-properties draw:stroke="dash" draw:stroke-dash="_33__20_Dashes_20_3_20_Dots_20__28_var_29_" svg:stroke-color="#000000" draw:marker-end="Symmetric_20_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6cm"/>
      <style:paragraph-properties style:writing-mode="lr-tb"/>
    </style:style>
    <style:style style:name="gr30" style:family="graphic" style:parent-style-name="standard">
      <style:graphic-properties svg:stroke-color="#000000" draw:opacity="0%" draw:textarea-horizontal-align="justify" draw:textarea-vertical-align="middle" draw:auto-grow-height="false" fo:min-height="4.521cm" fo:min-width="16.529cm"/>
    </style:style>
    <style:style style:name="gr3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3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782cm" fo:min-width="2.04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36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41cm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37cm"/>
      <style:paragraph-properties style:writing-mode="lr-tb"/>
    </style:style>
    <style:style style:name="gr42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5cm"/>
      <style:paragraph-properties style:writing-mode="lr-tb"/>
    </style:style>
    <style:style style:name="gr4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1.937cm"/>
      <style:paragraph-properties style:writing-mode="lr-tb"/>
    </style:style>
    <style:style style:name="gr4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2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774cm"/>
      <style:paragraph-properties style:writing-mode="lr-tb"/>
    </style:style>
    <style:style style:name="gr50" style:family="graphic" style:parent-style-name="standard">
      <style:graphic-properties svg:stroke-color="#000000" draw:fill-color="#dee7e5" draw:textarea-horizontal-align="justify" draw:textarea-vertical-align="middle" draw:auto-grow-height="false" fo:min-height="13.802cm" fo:min-width="38.484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04cm"/>
      <style:paragraph-properties style:writing-mode="lr-tb"/>
    </style:style>
    <style:style style:name="gr52" style:family="graphic" style:parent-style-name="standard">
      <style:graphic-properties svg:stroke-color="#000000" draw:fill-color="#ffa6a6" draw:textarea-horizontal-align="justify" draw:textarea-vertical-align="middle" draw:auto-grow-height="false" fo:min-height="0.639cm" fo:min-width="2.04cm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04cm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421cm"/>
      <style:paragraph-properties style:writing-mode="lr-tb"/>
    </style:style>
    <style:style style:name="gr55" style:family="graphic" style:parent-style-name="standard">
      <style:graphic-properties svg:stroke-color="#000000" draw:fill-color="#ffe994" draw:textarea-horizontal-align="justify" draw:textarea-vertical-align="middle" draw:auto-grow-height="false" fo:min-height="0.845cm" fo:min-width="2.04cm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816cm" fo:min-width="2.421cm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421cm"/>
      <style:paragraph-properties style:writing-mode="lr-tb"/>
    </style:style>
    <style:style style:name="gr5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28cm" fo:min-width="1.206cm"/>
      <style:paragraph-properties style:writing-mode="lr-tb"/>
    </style:style>
    <style:style style:name="gr59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cm" fo:min-width="0cm"/>
    </style:style>
    <style:style style:name="gr6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61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62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4e102d" draw:fill-color="#8d1d75" draw:textarea-horizontal-align="justify" draw:textarea-vertical-align="middle" draw:auto-grow-height="false" fo:min-height="0.085cm" fo:min-width="0cm"/>
    </style:style>
    <style:style style:name="gr64" style:family="graphic" style:parent-style-name="standard">
      <style:graphic-properties draw:fill-color="#ff5429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.929cm"/>
      <style:paragraph-properties style:writing-mode="lr-tb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67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135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802cm"/>
      <style:paragraph-properties style:writing-mode="lr-tb"/>
    </style:style>
    <style:style style:name="gr6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1" style:family="graphic" style:parent-style-name="standard">
      <style:graphic-properties svg:stroke-color="#000000" draw:marker-end="Symmetric_20_Arrow" draw:textarea-vertical-align="middle"/>
    </style:style>
    <style:style style:name="gr7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389cm"/>
      <style:paragraph-properties style:writing-mode="lr-tb"/>
    </style:style>
    <style:style style:name="gr7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056cm" fo:min-width="0.27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84cm"/>
      <style:paragraph-properties style:writing-mode="lr-tb"/>
    </style:style>
    <style:style style:name="gr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47cm" fo:min-width="1.25cm"/>
      <style:paragraph-properties style:writing-mode="lr-tb"/>
    </style:style>
    <style:style style:name="gr7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584cm"/>
      <style:paragraph-properties style:writing-mode="lr-tb"/>
    </style:style>
    <style:style style:name="gr80" style:family="graphic" style:parent-style-name="objectwithoutfill">
      <style:graphic-properties draw:stroke="dash" draw:stroke-dash="_33__20_Dashes_20_3_20_Dots_20__28_var_29_" svg:stroke-color="#000000" draw:marker-start="Arrow" draw:marker-end="Symmetric_20_Arrow" draw:marker-end-width="0.3cm" draw:fill="none" draw:textarea-vertical-align="middle"/>
    </style:style>
    <style:style style:name="gr8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262cm"/>
      <style:paragraph-properties style:writing-mode="lr-tb"/>
    </style:style>
    <style:style style:name="gr8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7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8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02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9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3cm"/>
      <style:paragraph-properties style:writing-mode="lr-tb"/>
    </style:style>
    <style:style style:name="gr9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  <style:paragraph-properties style:writing-mode="lr-tb"/>
    </style:style>
    <style:style style:name="gr9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  <style:paragraph-properties style:writing-mode="lr-tb"/>
    </style:style>
    <style:style style:name="gr9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  <style:paragraph-properties style:writing-mode="lr-tb"/>
    </style:style>
    <style:style style:name="gr98" style:family="graphic" style:parent-style-name="standard">
      <style:graphic-properties svg:stroke-color="#000000" draw:opacity="0%" draw:textarea-horizontal-align="justify" draw:textarea-vertical-align="middle" draw:auto-grow-height="false" fo:min-height="5.703cm" fo:min-width="16.529cm"/>
    </style:style>
    <style:style style:name="gr9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  <style:paragraph-properties style:writing-mode="lr-tb"/>
    </style:style>
    <style:style style:name="gr10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101" style:family="graphic" style:parent-style-name="objectwithoutfill">
      <style:graphic-properties draw:marker-end="Square_20_45" draw:marker-end-width="0.3cm" draw:fill="none" draw:textarea-vertical-align="middle"/>
    </style:style>
    <style:style style:name="gr10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103" style:family="graphic" style:parent-style-name="objectwithoutfill">
      <style:graphic-properties draw:marker-end="Arrow" draw:marker-end-width="0.3cm" draw:fill="none" draw:textarea-vertical-align="middle"/>
    </style:style>
    <style:style style:name="gr10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1.272cm"/>
      <style:paragraph-properties style:writing-mode="lr-tb"/>
    </style:style>
    <style:style style:name="gr10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07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108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109" style:family="graphic" style:parent-style-name="objectwithoutfill">
      <style:graphic-properties draw:marker-end="Arrowheads_20_7" draw:marker-end-width="0.3cm" draw:fill="none" draw:textarea-vertical-align="middle"/>
    </style:style>
    <style:style style:name="gr1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1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112" style:family="graphic" style:parent-style-name="objectwithoutfill">
      <style:graphic-properties draw:marker-end="Arrowheads_20_8" draw:marker-end-width="0.3cm" draw:fill="none" draw:textarea-vertical-align="middle"/>
    </style:style>
    <style:style style:name="gr113" style:family="graphic" style:parent-style-name="objectwithoutfill">
      <style:graphic-properties draw:marker-end="Arrowheads_20_9" draw:marker-end-width="0.3cm" draw:fill="none" draw:textarea-vertical-align="middle"/>
    </style:style>
    <style:style style:name="gr114" style:family="graphic" style:parent-style-name="objectwithoutfill">
      <style:graphic-properties draw:marker-end="Arrowheads_20_10" draw:marker-end-width="0.3cm" draw:fill="none" draw:textarea-vertical-align="middle"/>
    </style:style>
    <style:style style:name="gr115" style:family="graphic" style:parent-style-name="objectwithoutfill">
      <style:graphic-properties draw:marker-end="Arrowheads_20_11" draw:marker-end-width="0.3cm" draw:fill="none" draw:textarea-vertical-align="middle"/>
    </style:style>
    <style:style style:name="gr116" style:family="graphic" style:parent-style-name="objectwithoutfill">
      <style:graphic-properties draw:marker-end="Arrowheads_20_12" draw:marker-end-width="0.3cm" draw:fill="none" draw:textarea-vertical-align="middle"/>
    </style:style>
    <style:style style:name="gr117" style:family="graphic" style:parent-style-name="objectwithoutfill">
      <style:graphic-properties draw:marker-end="Arrowheads_20_13" draw:marker-end-width="0.3cm" draw:fill="none" draw:textarea-vertical-align="middle"/>
    </style:style>
    <style:style style:name="gr118" style:family="graphic" style:parent-style-name="objectwithoutfill">
      <style:graphic-properties draw:marker-end="Arrowheads_20_14" draw:marker-end-width="0.3cm" draw:fill="none" draw:textarea-vertical-align="middle"/>
    </style:style>
    <style:style style:name="gr1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0" style:family="graphic" style:parent-style-name="objectwithoutfill">
      <style:graphic-properties draw:marker-end="Arrowheads_20_15" draw:marker-end-width="0.3cm" draw:fill="none" draw:textarea-vertical-align="middle"/>
    </style:style>
    <style:style style:name="gr121" style:family="graphic" style:parent-style-name="objectwithoutfill">
      <style:graphic-properties draw:marker-end="Arrowheads_20_17" draw:marker-end-width="0.3cm" draw:fill="none" draw:textarea-vertical-align="middle"/>
    </style:style>
    <style:style style:name="gr122" style:family="graphic" style:parent-style-name="objectwithoutfill">
      <style:graphic-properties draw:marker-end="Arrowheads_20_19" draw:marker-end-width="0.3cm" draw:fill="none" draw:textarea-vertical-align="middle"/>
    </style:style>
    <style:style style:name="gr123" style:family="graphic" style:parent-style-name="objectwithoutfill">
      <style:graphic-properties draw:marker-end="Arrowheads_20_20" draw:marker-end-width="0.3cm" draw:fill="none" draw:textarea-vertical-align="middle"/>
    </style:style>
    <style:style style:name="gr124" style:family="graphic" style:parent-style-name="standard" style:list-style-name="L1">
      <style:graphic-properties svg:stroke-color="#ffffff" draw:fill-color="#000000" draw:textarea-horizontal-align="justify" draw:textarea-vertical-align="middle" draw:auto-grow-height="false" fo:min-height="0.905cm" fo:min-width="1.265cm"/>
    </style:style>
    <style:style style:name="gr125" style:family="graphic" style:parent-style-name="standard">
      <style:graphic-properties svg:stroke-width="0.028cm" svg:stroke-color="#ffffff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26" style:family="graphic" style:parent-style-name="standard">
      <style:graphic-properties svg:stroke-color="#ffffff" draw:fill-color="#ff4000" draw:textarea-horizontal-align="justify" draw:textarea-vertical-align="middle" draw:auto-grow-height="false" fo:min-height="0cm" fo:min-width="0cm"/>
    </style:style>
    <style:style style:name="gr127" style:family="graphic" style:parent-style-name="standard" style:list-style-name="L1">
      <style:graphic-properties svg:stroke-color="#ffffff" draw:fill-color="#000000" draw:textarea-horizontal-align="justify" draw:textarea-vertical-align="middle" draw:auto-grow-height="false" fo:min-height="0.905cm" fo:min-width="1.265cm"/>
    </style:style>
    <style:style style:name="gr128" style:family="graphic" style:parent-style-name="objectwithoutfill">
      <style:graphic-properties draw:marker-end="Arrowheads_20_21" draw:marker-end-width="0.3cm" draw:fill="none" draw:textarea-vertical-align="middle"/>
    </style:style>
    <style:style style:name="gr129" style:family="graphic" style:parent-style-name="objectwithoutfill">
      <style:graphic-properties draw:marker-end="Arrowheads_20_22" draw:marker-end-width="0.3cm" draw:fill="none" draw:textarea-vertical-align="middle"/>
    </style:style>
    <style:style style:name="gr130" style:family="graphic" style:parent-style-name="standard" style:list-style-name="L1">
      <style:graphic-properties svg:stroke-color="#000000" draw:fill-color="#b2b2b2" draw:textarea-horizontal-align="justify" draw:textarea-vertical-align="middle" draw:auto-grow-height="false" fo:min-height="0.905cm" fo:min-width="1.265cm"/>
    </style:style>
    <style:style style:name="gr131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132" style:family="graphic" style:parent-style-name="objectwithoutfill">
      <style:graphic-properties draw:marker-end="Arrowheads_20_24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e994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fill-color="#dee7e5"/>
      <style:paragraph-properties fo:text-align="center"/>
    </style:style>
    <style:style style:name="P17" style:family="paragraph">
      <loext:graphic-properties draw:fill-color="#ffa6a6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-color="#ffe994"/>
      <style:paragraph-properties fo:text-align="center"/>
      <style:text-properties fo:font-size="9pt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P22" style:family="paragraph">
      <loext:graphic-properties draw:fill-color="#8d1d75"/>
      <style:paragraph-properties fo:text-align="center"/>
    </style:style>
    <style:style style:name="P23" style:family="paragraph">
      <loext:graphic-properties draw:fill-color="#ff5429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 draw:opacity="0%"/>
      <style:paragraph-properties fo:text-align="center"/>
      <style:text-properties fo:font-size="7pt" style:font-size-asian="7pt" style:font-size-complex="7pt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7" style:family="paragraph">
      <loext:graphic-properties draw:fill-color="#000000"/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-color="#ff4000"/>
      <style:paragraph-properties fo:text-align="center"/>
    </style:style>
    <style:style style:name="P29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-color="#00a933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01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909cm" svg:height="4.953cm" svg:x="1.992cm" svg:y="3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889cm" svg:x="3.406cm" svg:y="8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0.508cm" svg:x="3.551cm" svg:y="2.318cm">
          <text:p text:style-name="P3"><text:span text:style-name="T1">EyeTrack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89cm" svg:x1="9.901cm" svg:y1="5.937cm" svg:x2="5.329cm" svg:y2="2.318cm" draw:start-shape="id1" draw:start-glue-point="1" draw:end-shape="id2" draw:end-glue-point="0" svg:d="M9901 5937h889v-4120h-5461v501" svg:viewBox="0 0 5462 4121">
          <text:p/>
        </draw:connector>
        <draw:custom-shape draw:style-name="gr6" draw:text-style-name="P2" xml:id="id5" draw:id="id5" draw:layer="layout" svg:width="4.953cm" svg:height="4.826cm" svg:x="14.362cm" svg:y="3.207cm">
          <text:p text:style-name="P3"><text:span text:style-name="T2">Servidor (AWS)</text:span></text:p>
          <text:p text:style-name="P3"><text:span text:style-name="T2">EY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3.683cm" svg:height="1.27cm" svg:x="2.408cm" svg:y="3.842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683cm" svg:height="1.016cm" svg:x="2.408cm" svg:y="6.89cm">
          <text:p text:style-name="P3"><text:span text:style-name="T1">EYEEXP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2cm" svg:height="1.397cm" svg:x="6.345cm" svg:y="5.112cm">
          <text:p text:style-name="P3"><text:span text:style-name="T1">Computadora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249cm" svg:y1="6.89cm" svg:x2="4.249cm" svg:y2="5.112cm" draw:start-shape="id3" draw:start-glue-point="0" draw:end-shape="id4" draw:end-glue-point="2" svg:d="M4249 6890v-1778" svg:viewBox="0 0 1 1779">
          <text:p/>
        </draw:connector>
        <draw:frame draw:style-name="gr10" draw:text-style-name="P6" draw:layer="layout" svg:width="1.941cm" svg:height="0.963cm" svg:x="8.595cm" svg:y="0.921cm">
          <draw:text-box>
            <text:p text:style-name="P3"><text:span text:style-name="T1">Conexión </text:span></text:p>
            <text:p text:style-name="P3"><text:span text:style-name="T1">USB</text:span></text:p>
          </draw:text-box>
        </draw:frame>
        <draw:frame draw:style-name="gr11" draw:text-style-name="P6" draw:layer="layout" svg:width="1.941cm" svg:height="1.319cm" svg:x="4.694cm" svg:y="5.546cm">
          <draw:text-box>
            <text:p text:style-name="P3"><text:span text:style-name="T1">Conexión </text:span></text:p>
            <text:p text:style-name="P3"><text:span text:style-name="T1">TCP/IP</text:span></text:p>
            <text:p text:style-name="P3"><text:span text:style-name="T1">(Interna)</text:span></text:p>
          </draw:text-box>
        </draw:frame>
        <draw:connector draw:style-name="gr12" draw:text-style-name="P3" draw:layer="layout" draw:line-skew="1.58cm" svg:x1="6.091cm" svg:y1="7.398cm" svg:x2="16.838cm" svg:y2="8.033cm" draw:start-shape="id3" draw:start-glue-point="1" draw:end-shape="id5" draw:end-glue-point="2" svg:d="M6091 7398h5715v1136h5032v-501" svg:viewBox="0 0 10748 1137">
          <text:p/>
        </draw:connector>
        <draw:frame draw:style-name="gr11" draw:text-style-name="P6" draw:layer="layout" svg:width="1.941cm" svg:height="1.319cm" svg:x="12.06cm" svg:y="8.795cm">
          <draw:text-box>
            <text:p text:style-name="P3"><text:span text:style-name="T1">Conexión </text:span></text:p>
            <text:p text:style-name="P3"><text:span text:style-name="T1">TCP/IP</text:span></text:p>
            <text:p text:style-name="P3"><text:span text:style-name="T1">(Externa)</text:span></text:p>
          </draw:text-box>
        </draw:frame>
      </draw:page>
      <draw:page draw:name="page2" draw:style-name="dp1" draw:master-page-name="Default">
        <draw:custom-shape draw:style-name="gr13" draw:text-style-name="P7" draw:layer="layout" svg:width="18.242cm" svg:height="10.495cm" svg:x="3.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3.429cm" svg:height="1.894cm" svg:x="7.704cm" svg:y="2.401cm">
          <draw:glue-point draw:id="4" svg:x="-3.158cm" svg:y="5.006cm"/>
          <draw:glue-point draw:id="5" svg:x="2.936cm" svg:y="5.005cm"/>
          <draw:glue-point draw:id="6" svg:x="5.001cm" svg:y="3.067cm"/>
          <draw:glue-point draw:id="7" svg:x="5.001cm" svg:y="-2.977cm"/>
          <text:p text:style-name="P3"><text:span text:style-name="T1">Servidor SSL </text:span></text:p>
          <text:p text:style-name="P3"><text:span text:style-name="T1">(Procesamiento)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9" draw:id="id9" draw:layer="layout" svg:width="5.091cm" svg:height="1.524cm" svg:x="7.704cm" svg:y="7.716cm">
          <draw:glue-point draw:id="4" svg:x="2.901cm" svg:y="-4.934cm"/>
          <draw:glue-point draw:id="5" svg:x="2.92cm" svg:y="4.816cm"/>
          <draw:glue-point draw:id="6" svg:x="1.488cm" svg:y="4.96cm"/>
          <text:p text:style-name="P3"><text:span text:style-name="T1">Controlador de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16" draw:text-style-name="P1" draw:layer="layout" svg:width="1.18cm" svg:height="0.977cm" svg:x="1.467cm" svg:y="2.58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2.993cm 4.112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567cm" svg:y="2.648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8" draw:layer="layout" svg:x1="2.993cm" svg:y1="3.348cm" svg:x2="7.704cm" svg:y2="3.348cm" draw:start-shape="id6" draw:start-glue-point="1" draw:end-shape="id7" draw:end-glue-point="3" svg:d="M2993 3348h4711" svg:viewBox="0 0 4712 1">
          <text:p/>
        </draw:connector>
        <draw:frame draw:style-name="gr20" draw:text-style-name="P9" draw:layer="layout" svg:width="2.293cm" svg:height="0.801cm" svg:x="5.379cm" svg:y="2.163cm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custom-shape draw:style-name="gr21" draw:text-style-name="P10" draw:layer="layout" svg:width="0.803cm" svg:height="0.762cm" svg:x="1.705cm" svg:y="14.70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2" draw:text-style-name="P11" draw:layer="layout" svg:width="7.136cm" svg:height="1.319cm" svg:x="3.098cm" svg:y="14.199cm">
          <draw:text-box>
            <text:p><text:span text:style-name="T4">Salida de Unidad de Software</text:span><text:span text:style-name="T1">: </text:span></text:p>
            <text:p><text:span text:style-name="T1">Sistema de almacenamiento permanente para </text:span></text:p>
            <text:p><text:span text:style-name="T1">datos sin procesar</text:span></text:p>
          </draw:text-box>
        </draw:frame>
        <draw:custom-shape draw:style-name="gr23" draw:text-style-name="P5" draw:layer="layout" svg:width="0.889cm" svg:height="0.889cm" svg:x="1.617cm" svg:y="16.02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4" draw:text-style-name="P11" draw:layer="layout" svg:width="6.957cm" svg:height="0.963cm" svg:x="3.146cm" svg:y="15.954cm">
          <draw:text-box>
            <text:p><text:span text:style-name="T4">Salida de Unidad de software: </text:span></text:p>
            <text:p><text:span text:style-name="T1">Base de datos global</text:span></text:p>
          </draw:text-box>
        </draw:frame>
        <draw:frame draw:style-name="gr25" draw:text-style-name="P13" draw:layer="layout" svg:width="6.492cm" svg:height="0.964cm" svg:x="3.073cm" svg:y="12.975cm">
          <draw:text-box>
            <text:p text:style-name="P12"><text:span text:style-name="T4">Entrada/Salida de Unidad de Software</text:span><text:span text:style-name="T1">: Instancia del EYEEXP</text:span></text:p>
          </draw:text-box>
        </draw:frame>
        <draw:line draw:style-name="gr26" draw:text-style-name="P8" draw:layer="layout" svg:x1="10.263cm" svg:y1="13.224cm" svg:x2="12.077cm" svg:y2="13.224cm">
          <text:p/>
        </draw:line>
        <draw:frame draw:style-name="gr27" draw:text-style-name="P11" draw:layer="layout" svg:width="5.83cm" svg:height="1.319cm" svg:x="12.276cm" svg:y="12.922cm">
          <draw:text-box>
            <text:p><text:span text:style-name="T5">Entrada/Salida de unidad software: </text:span></text:p>
            <text:p><text:span text:style-name="T1">Variables intermedia del programa </text:span></text:p>
          </draw:text-box>
        </draw:frame>
        <draw:line draw:style-name="gr26" draw:text-style-name="P8" draw:layer="layout" svg:x1="12.077cm" svg:y1="13.724cm" svg:x2="10.263cm" svg:y2="13.724cm">
          <text:p/>
        </draw:line>
        <draw:frame draw:style-name="gr27" draw:text-style-name="P11" draw:layer="layout" svg:width="5.83cm" svg:height="1.319cm" svg:x="12.252cm" svg:y="14.407cm">
          <draw:text-box>
            <text:p><text:span text:style-name="T5">Entrada/Salida de unidad software: </text:span></text:p>
            <text:p><text:span text:style-name="T1">Conexión TCP/IP utilizando SSL contra el EYEEXP</text:span></text:p>
          </draw:text-box>
        </draw:frame>
        <draw:line draw:style-name="gr28" draw:text-style-name="P8" draw:layer="layout" svg:x1="10.263cm" svg:y1="15.024cm" svg:x2="12.077cm" svg:y2="15.024cm">
          <text:p/>
        </draw:line>
        <draw:frame draw:style-name="gr29" draw:text-style-name="P14" draw:layer="layout" svg:width="2.526cm" svg:height="0.725cm" svg:x="1cm" svg:y="11.65cm">
          <draw:text-box>
            <text:p><text:span text:style-name="T6">LEYENDA</text:span></text:p>
          </draw:text-box>
        </draw:frame>
        <draw:custom-shape draw:style-name="gr30" draw:text-style-name="P15" draw:layer="layout" svg:width="17.029cm" svg:height="4.771cm" svg:x="1.06cm" svg:y="12.3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10" draw:id="id10" draw:layer="layout" svg:width="0.889cm" svg:height="0.889cm" svg:x="9.805cm" svg:y="10.08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0" xml:id="id11" draw:id="id11" draw:layer="layout" svg:width="0.803cm" svg:height="0.762cm" svg:x="4.301cm" svg:y="8.09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>
          <draw:custom-shape draw:style-name="gr16" draw:text-style-name="P1" draw:layer="layout" svg:width="1.18cm" svg:height="0.977cm" svg:x="1.532cm" svg:y="12.6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3.058cm 14.224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632cm" svg:y="12.76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5" xml:id="id13" draw:id="id13" draw:layer="layout" svg:width="2.54cm" svg:height="2.032cm" svg:x="18.861cm" svg:y="4.441cm">
          <draw:glue-point draw:id="4" svg:x="-2.94cm" svg:y="4.955cm"/>
          <text:p text:style-name="P3"><text:span text:style-name="T1">Analizador 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889cm" svg:height="0.889cm" svg:x="10.74cm" svg:y="15.917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34" draw:text-style-name="P11" draw:layer="layout" svg:width="5.83cm" svg:height="0.997cm" svg:x="12.252cm" svg:y="15.908cm">
          <draw:text-box>
            <text:p><text:span text:style-name="T5">Entrada/Salida de unidad software: </text:span></text:p>
            <text:p><text:span text:style-name="T1">Archivos en disco</text:span></text:p>
          </draw:text-box>
        </draw:frame>
        <draw:custom-shape draw:style-name="gr35" draw:text-style-name="P10" xml:id="id8" draw:id="id8" draw:layer="layout" svg:width="0.889cm" svg:height="0.889cm" svg:x="9.805cm" svg:y="5.491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36" draw:text-style-name="P8" draw:layer="layout" svg:x1="8.336cm" svg:y1="4.295cm" svg:x2="9.805cm" svg:y2="5.935cm" draw:start-shape="id7" draw:start-glue-point="4" draw:end-shape="id8" draw:end-glue-point="5" svg:d="M8336 4295v1640h1469" svg:viewBox="0 0 1470 1641">
          <text:p/>
        </draw:connector>
        <draw:connector draw:style-name="gr37" draw:text-style-name="P8" draw:layer="layout" draw:line-skew="0.921cm" svg:x1="11.132cm" svg:y1="3.928cm" svg:x2="12.795cm" svg:y2="8.478cm" draw:start-shape="id7" draw:start-glue-point="6" draw:end-shape="id9" draw:end-glue-point="1" svg:d="M11132 3928h3084v4550h-1421" svg:viewBox="0 0 3085 4551">
          <text:p/>
        </draw:connector>
        <draw:frame draw:style-name="gr38" draw:text-style-name="P11" draw:layer="layout" svg:width="2.966cm" svg:height="1.675cm" svg:x="5.431cm" svg:y="4.426cm">
          <draw:text-box>
            <text:p><text:span text:style-name="T1">Verifcacion</text:span></text:p>
            <text:p><text:span text:style-name="T1">De Datos /</text:span></text:p>
            <text:p><text:span text:style-name="T1">Almacenamiento </text:span></text:p>
            <text:p><text:span text:style-name="T1">De Datos</text:span></text:p>
          </draw:text-box>
        </draw:frame>
        <draw:connector draw:style-name="gr37" draw:text-style-name="P8" draw:layer="layout" svg:x1="10.249cm" svg:y1="9.24cm" svg:x2="10.249cm" svg:y2="10.362cm" draw:start-shape="id9" draw:start-glue-point="2" draw:end-shape="id10" draw:end-glue-point="4" svg:d="M10249 9240v1122" svg:viewBox="0 0 1 1123">
          <text:p/>
        </draw:connector>
        <draw:connector draw:style-name="gr37" draw:text-style-name="P8" draw:layer="layout" svg:x1="10.249cm" svg:y1="6.38cm" svg:x2="10.249cm" svg:y2="7.716cm" draw:start-shape="id8" draw:start-glue-point="6" draw:end-shape="id9" draw:end-glue-point="0" svg:d="M10249 6380v1336" svg:viewBox="0 0 1 1337">
          <text:p/>
        </draw:connector>
        <draw:connector draw:style-name="gr37" draw:text-style-name="P8" draw:layer="layout" svg:x1="11.725cm" svg:y1="7.727cm" svg:x2="10.694cm" svg:y2="5.935cm" draw:start-shape="id9" draw:start-glue-point="4" draw:end-shape="id8" draw:end-glue-point="7" svg:d="M11725 7727v-1792h-1031" svg:viewBox="0 0 1032 1793">
          <text:p/>
        </draw:connector>
        <draw:connector draw:style-name="gr37" draw:text-style-name="P8" draw:layer="layout" svg:x1="7.704cm" svg:y1="8.478cm" svg:x2="5.104cm" svg:y2="8.478cm" draw:start-shape="id9" draw:start-glue-point="3" draw:end-shape="id11" draw:end-glue-point="7" svg:d="M7704 8478h-2600" svg:viewBox="0 0 2601 1">
          <text:p/>
        </draw:connector>
        <draw:frame draw:style-name="gr39" draw:text-style-name="P11" draw:layer="layout" svg:width="1.941cm" svg:height="0.607cm" draw:transform="rotate (1.5707963267949) translate (11.872cm 7.597cm)">
          <draw:text-box>
            <text:p><text:span text:style-name="T1">Resultado</text:span></text:p>
          </draw:text-box>
        </draw:frame>
        <draw:custom-shape draw:style-name="gr40" draw:text-style-name="P10" xml:id="id12" draw:id="id12" draw:layer="layout" svg:width="0.889cm" svg:height="0.889cm" svg:x="15.644cm" svg:y="6.9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41" draw:text-style-name="P11" draw:layer="layout" svg:width="1.637cm" svg:height="0.607cm" svg:x="11.591cm" svg:y="4.058cm">
          <draw:text-box>
            <text:p><text:span text:style-name="T1">Control</text:span></text:p>
          </draw:text-box>
        </draw:frame>
        <draw:connector draw:style-name="gr42" draw:text-style-name="P8" draw:layer="layout" svg:x1="11.133cm" svg:y1="3.348cm" svg:x2="16.088cm" svg:y2="6.965cm" draw:start-shape="id7" draw:start-glue-point="1" draw:end-shape="id12" draw:end-glue-point="4" svg:d="M11133 3348h4955v3617" svg:viewBox="0 0 4956 3618">
          <text:p/>
        </draw:connector>
        <draw:connector draw:style-name="gr37" draw:text-style-name="P8" draw:layer="layout" draw:line-skew="0.554cm" svg:x1="16.088cm" svg:y1="7.854cm" svg:x2="11.735cm" svg:y2="9.211cm" draw:start-shape="id12" draw:start-glue-point="6" draw:end-shape="id9" draw:end-glue-point="5" svg:d="M16088 7854v2441h-4353v-1084" svg:viewBox="0 0 4354 2442">
          <text:p/>
        </draw:connector>
        <draw:frame draw:style-name="gr43" draw:text-style-name="P11" draw:layer="layout" svg:width="3.025cm" svg:height="0.607cm" svg:x="11.591cm" svg:y="2.828cm">
          <draw:text-box>
            <text:p><text:span text:style-name="T1">Datos a procesar </text:span></text:p>
          </draw:text-box>
        </draw:frame>
        <draw:connector draw:style-name="gr37" draw:text-style-name="P8" draw:layer="layout" draw:line-skew="2.115cm" svg:x1="11.132cm" svg:y1="2.785cm" svg:x2="18.861cm" svg:y2="5.457cm" draw:start-shape="id7" draw:start-glue-point="7" draw:end-shape="id13" draw:end-glue-point="3" svg:d="M11132 2785h5980v2672h1749" svg:viewBox="0 0 7730 2673">
          <text:p/>
        </draw:connector>
        <draw:frame draw:style-name="gr41" draw:text-style-name="P11" draw:layer="layout" svg:width="1.637cm" svg:height="0.607cm" svg:x="11.591cm" svg:y="2.3cm">
          <draw:text-box>
            <text:p><text:span text:style-name="T1">Control</text:span></text:p>
          </draw:text-box>
        </draw:frame>
        <draw:connector draw:style-name="gr37" draw:text-style-name="P8" draw:layer="layout" svg:x1="16.533cm" svg:y1="7.409cm" svg:x2="19.385cm" svg:y2="6.463cm" draw:start-shape="id12" draw:start-glue-point="7" draw:end-shape="id13" draw:end-glue-point="4" svg:d="M16533 7409h2852v-946" svg:viewBox="0 0 2853 947">
          <text:p/>
        </draw:connector>
        <draw:custom-shape draw:style-name="gr44" draw:text-style-name="P10" xml:id="id14" draw:id="id14" draw:layer="layout" svg:width="0.889cm" svg:height="0.889cm" svg:x="19.687cm" svg:y="2.289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37" draw:text-style-name="P8" draw:layer="layout" draw:line-skew="-0.39cm" svg:x1="20.131cm" svg:y1="2.289cm" svg:x2="9.418cm" svg:y2="2.401cm" draw:start-shape="id14" draw:start-glue-point="4" draw:end-shape="id7" draw:end-glue-point="0" svg:d="M20131 2289v-892h-10713v1004" svg:viewBox="0 0 10714 1005">
          <text:p/>
        </draw:connector>
        <draw:connector draw:style-name="gr37" draw:text-style-name="P8" draw:layer="layout" svg:x1="20.131cm" svg:y1="4.441cm" svg:x2="20.131cm" svg:y2="3.178cm" draw:start-shape="id13" draw:start-glue-point="0" draw:end-shape="id14" draw:end-glue-point="6" svg:d="M20131 4441v-1263" svg:viewBox="0 0 1 1264">
          <text:p/>
        </draw:connector>
        <draw:frame draw:style-name="gr43" draw:text-style-name="P11" draw:layer="layout" svg:width="3.025cm" svg:height="0.607cm" svg:x="12.888cm" svg:y="9.529cm">
          <draw:text-box>
            <text:p><text:span text:style-name="T1">Datos a procesar </text:span></text:p>
          </draw:text-box>
        </draw:frame>
        <draw:frame draw:style-name="gr41" draw:text-style-name="P11" draw:layer="layout" svg:width="1.637cm" svg:height="0.607cm" svg:x="17.172cm" svg:y="1.497cm">
          <draw:text-box>
            <text:p><text:span text:style-name="T1">Reporte</text:span></text:p>
          </draw:text-box>
        </draw:frame>
        <draw:frame draw:style-name="gr43" draw:text-style-name="P11" draw:layer="layout" svg:width="3.025cm" svg:height="0.607cm" svg:x="4.639cm" svg:y="8.833cm">
          <draw:text-box>
            <text:p><text:span text:style-name="T1">Datos a procesar </text:span></text:p>
          </draw:text-box>
        </draw:frame>
        <draw:frame draw:style-name="gr45" draw:text-style-name="P11" draw:layer="layout" svg:width="2.437cm" svg:height="0.71cm" svg:x="3.788cm" svg:y="1.264cm">
          <draw:text-box>
            <text:p><text:span text:style-name="T1">EYESERVER</text:span></text:p>
          </draw:text-box>
        </draw:frame>
        <draw:connector draw:style-name="gr46" draw:text-style-name="P8" draw:layer="layout" svg:x1="8.336cm" svg:y1="4.295cm" svg:x2="9.805cm" svg:y2="5.935cm" draw:start-shape="id7" draw:start-glue-point="4" draw:end-shape="id8" draw:end-glue-point="5" svg:d="M8336 4295v1640h1469" svg:viewBox="0 0 1470 1641">
          <text:p/>
        </draw:connector>
        <draw:frame draw:style-name="gr43" draw:text-style-name="P11" draw:layer="layout" svg:width="3.025cm" svg:height="0.607cm" svg:x="17.089cm" svg:y="7.53cm">
          <draw:text-box>
            <text:p><text:span text:style-name="T1">Datos a procesar </text:span></text:p>
          </draw:text-box>
        </draw:frame>
        <draw:custom-shape draw:style-name="gr47" draw:text-style-name="P10" xml:id="id15" draw:id="id15" draw:layer="layout" svg:width="0.889cm" svg:height="0.889cm" svg:x="19.687cm" svg:y="10.29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37" draw:text-style-name="P8" draw:layer="layout" svg:x1="20.131cm" svg:y1="6.473cm" svg:x2="20.131cm" svg:y2="10.295cm" draw:start-shape="id13" draw:start-glue-point="2" draw:end-shape="id15" draw:end-glue-point="4" svg:d="M20131 6473v3822" svg:viewBox="0 0 1 3823">
          <text:p/>
        </draw:connector>
        <draw:connector draw:style-name="gr37" draw:text-style-name="P8" draw:layer="layout" svg:x1="19.687cm" svg:y1="10.739cm" svg:x2="11.006cm" svg:y2="9.233cm" draw:start-shape="id15" draw:start-glue-point="5" draw:end-shape="id9" draw:end-glue-point="6" svg:d="M19687 10739h-8681v-1506" svg:viewBox="0 0 8682 1507">
          <text:p/>
        </draw:connector>
        <draw:frame draw:style-name="gr48" draw:text-style-name="P11" draw:layer="layout" svg:width="3.025cm" svg:height="0.963cm" svg:x="17.143cm" svg:y="8.801cm">
          <draw:text-box>
            <text:p><text:span text:style-name="T1">Archivos de base</text:span></text:p>
            <text:p><text:span text:style-name="T1">de datos</text:span></text:p>
          </draw:text-box>
        </draw:frame>
        <draw:frame draw:style-name="gr49" draw:text-style-name="P11" draw:layer="layout" svg:width="4.274cm" svg:height="0.607cm" svg:x="13.344cm" svg:y="10.802cm">
          <draw:text-box>
            <text:p><text:span text:style-name="T1">Archivos de base de datos</text:span></text:p>
          </draw:text-box>
        </draw:frame>
      </draw:page>
      <draw:page draw:name="page3" draw:style-name="dp1" draw:master-page-name="Default">
        <draw:custom-shape draw:style-name="gr50" draw:text-style-name="P16" draw:layer="layout" svg:width="38.984cm" svg:height="14.052cm" svg:x="1.081cm" svg:y="2.62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xml:id="id48" draw:id="id48" draw:layer="layout" svg:width="2.54cm" svg:height="0.762cm" svg:x="23.302cm" svg:y="5.467cm">
          <text:p text:style-name="P3"><text:span text:style-name="T1">Interfaz ET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xml:id="id47" draw:id="id47" draw:layer="layout" svg:width="2.54cm" svg:height="0.889cm" svg:x="23.302cm" svg:y="1.13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17" draw:id="id17" draw:layer="layout" svg:width="2.54cm" svg:height="0.889cm" svg:x="2.835cm" svg:y="5.767cm">
          <text:p text:style-name="P3"><text:span text:style-name="T1">Control de </text:span></text:p>
          <text:p text:style-name="P3"><text:span text:style-name="T1">Acceso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xml:id="id24" draw:id="id24" draw:layer="layout" svg:width="2.921cm" svg:height="0.889cm" svg:x="14.694cm" svg:y="6.124cm">
          <draw:glue-point draw:id="4" svg:x="-3.204cm" svg:y="-5.016cm"/>
          <draw:glue-point draw:id="5" svg:x="3.207cm" svg:y="-4.881cm"/>
          <draw:glue-point draw:id="6" svg:x="-0.746cm" svg:y="-5.016cm"/>
          <text:p text:style-name="P3"><text:span text:style-name="T1">Creación/Edición </text:span></text:p>
          <text:p text:style-name="P3"><text:span text:style-name="T1">de Pacientes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41" draw:id="id41" draw:layer="layout" svg:width="2.54cm" svg:height="0.889cm" svg:x="2.635cm" svg:y="8.547cm">
          <draw:glue-point draw:id="4" svg:x="-3.913cm" svg:y="4.803cm"/>
          <text:p text:style-name="P3"><text:span text:style-name="T1">Creación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43" draw:id="id43" draw:layer="layout" svg:width="2.54cm" svg:height="0.889cm" svg:x="2.635cm" svg:y="10.724cm">
          <text:p text:style-name="P3"><text:span text:style-name="T1">Habilitación de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xml:id="id38" draw:id="id38" draw:layer="layout" svg:width="2.54cm" svg:height="1.095cm" svg:x="11.234cm" svg:y="16.851cm">
          <text:p text:style-name="P3"><text:span text:style-name="T1">EYESERVER</text:span></text:p>
          <text:p text:style-name="P3"><text:span text:style-name="T1">(AWS)</text:span></text:p>
          <draw:enhanced-geometry svg:viewBox="0 0 21600 21600" draw:type="rectangle" draw:enhanced-path="M 0 0 L 21600 0 21600 21600 0 21600 0 0 Z N"/>
        </draw:custom-shape>
        <draw:custom-shape draw:style-name="gr56" draw:text-style-name="P5" xml:id="id35" draw:id="id35" draw:layer="layout" svg:width="2.921cm" svg:height="2.066cm" svg:x="13.904cm" svg:y="10.924cm">
          <draw:glue-point draw:id="4" svg:x="-4.977cm" svg:y="-2.98cm"/>
          <draw:glue-point draw:id="5" svg:x="-4.977cm" svg:y="2.969cm"/>
          <draw:glue-point draw:id="6" svg:x="4.919cm" svg:y="-2.715cm"/>
          <draw:glue-point draw:id="7" svg:x="2.687cm" svg:y="5.004cm"/>
          <text:p text:style-name="P3"><text:span text:style-name="T1">Pedido de</text:span></text:p>
          <text:p text:style-name="P3"><text:span text:style-name="T1">Informe</text:span></text:p>
          <draw:enhanced-geometry svg:viewBox="0 0 21600 21600" draw:type="rectangle" draw:enhanced-path="M 0 0 L 21600 0 21600 21600 0 21600 0 0 Z N"/>
        </draw:custom-shape>
        <draw:custom-shape draw:style-name="gr57" draw:text-style-name="P5" xml:id="id28" draw:id="id28" draw:layer="layout" svg:width="2.921cm" svg:height="1.143cm" svg:x="14.703cm" svg:y="8.01cm">
          <draw:glue-point draw:id="4" svg:x="-4.974cm" svg:y="-2.519cm"/>
          <draw:glue-point draw:id="5" svg:x="-4.974cm" svg:y="2.467cm"/>
          <text:p text:style-name="P3"><text:span text:style-name="T1">Visualización/</text:span></text:p>
          <text:p text:style-name="P3"><text:span text:style-name="T1">Descarga de</text:span></text:p>
          <text:p text:style-name="P3"><text:span text:style-name="T1">Informes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49" draw:id="id49" draw:layer="layout" svg:width="2.54cm" svg:height="0.889cm" svg:x="21.102cm" svg:y="8.448cm">
          <draw:glue-point draw:id="4" svg:x="2.22cm" svg:y="5.005cm"/>
          <draw:glue-point draw:id="5" svg:x="-3.133cm" svg:y="-5.016cm"/>
          <draw:glue-point draw:id="6" svg:x="2.787cm" svg:y="-5.016cm"/>
          <text:p text:style-name="P3"><text:span text:style-name="T1">Estudio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50" draw:id="id50" draw:layer="layout" svg:width="2.54cm" svg:height="0.889cm" svg:x="25.591cm" svg:y="8.448cm">
          <draw:glue-point draw:id="4" svg:x="-3.031cm" svg:y="5.005cm"/>
          <draw:glue-point draw:id="5" svg:x="2.94cm" svg:y="-4.938cm"/>
          <draw:glue-point draw:id="6" svg:x="-3.106cm" svg:y="-4.848cm"/>
          <text:p text:style-name="P3"><text:span text:style-name="T1">Estudio</text:span></text:p>
          <text:p text:style-name="P3"><text:span text:style-name="T1">Binding</text:span></text:p>
          <draw:enhanced-geometry svg:viewBox="0 0 21600 21600" draw:type="rectangle" draw:enhanced-path="M 0 0 L 21600 0 21600 21600 0 21600 0 0 Z N"/>
        </draw:custom-shape>
        <draw:g xml:id="id54" draw:id="id54">
          <draw:custom-shape draw:style-name="gr58" draw:text-style-name="P10" draw:layer="layout" svg:width="1.832cm" svg:height="1.304cm" svg:x="20.824cm" svg:y="10.578cm">
            <text:p text:style-name="P19"><text:span text:style-name="T1">Una oració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0" draw:layer="layout" svg:width="0.127cm" svg:height="0.114cm" svg:x="22.313cm" svg:y="11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custom-shape draw:style-name="gr60" draw:text-style-name="P10" draw:layer="layout" svg:width="1.889cm" svg:height="1.279cm" svg:x="26.238cm" svg:y="10.5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1" draw:text-style-name="P3" draw:layer="layout" svg:width="0.456cm" svg:height="0.334cm" svg:x="26.433cm" svg:y="10.758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21" draw:layer="layout" svg:width="0.456cm" svg:height="0.311cm" svg:x="26.433cm" svg:y="10.769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3" draw:text-style-name="P22" draw:layer="layout" svg:width="0.456cm" svg:height="0.335cm" svg:x="27.476cm" svg:y="11.313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23" draw:layer="layout" svg:width="0.456cm" svg:height="0.311cm" svg:x="27.476cm" svg:y="11.32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65" draw:text-style-name="P5" xml:id="id20" draw:id="id20" draw:layer="layout" svg:width="3.429cm" svg:height="1.778cm" svg:x="7.458cm" svg:y="5.322cm">
          <draw:glue-point draw:id="4" svg:x="-2.618cm" svg:y="-5.005cm"/>
          <draw:glue-point draw:id="5" svg:x="2.566cm" svg:y="-5.005cm"/>
          <draw:glue-point draw:id="6" svg:x="5.001cm" svg:y="-2.665cm"/>
          <draw:glue-point draw:id="7" svg:x="5.001cm" svg:y="2.485cm"/>
          <text:p text:style-name="P3"><text:span text:style-name="T1">Listado de </text:span></text:p>
          <text:p text:style-name="P3"><text:span text:style-name="T1">Pacientes y </text:span></text:p>
          <text:p text:style-name="P3"><text:span text:style-name="T1">Sincronización de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g xml:id="id16" draw:id="id16">
          <draw:custom-shape draw:style-name="gr66" draw:text-style-name="P24" draw:layer="layout" svg:width="0.364cm" svg:height="0.381cm" svg:x="1.456cm" svg:y="5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1.321cm" svg:y="6.2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8" draw:text-style-name="P5" xml:id="id52" draw:id="id52" draw:layer="layout" svg:width="3.302cm" svg:height="1.27cm" svg:x="22.89cm" svg:y="12.31cm">
          <text:p text:style-name="P3"><text:span text:style-name="T1">Chequeo de</text:span></text:p>
          <text:p text:style-name="P3"><text:span text:style-name="T1">Error de Frecuencia</text:span></text:p>
          <draw:enhanced-geometry svg:viewBox="0 0 21600 21600" draw:type="rectangle" draw:enhanced-path="M 0 0 L 21600 0 21600 21600 0 21600 0 0 Z N"/>
        </draw:custom-shape>
        <draw:custom-shape draw:style-name="gr69" draw:text-style-name="P10" xml:id="id22" draw:id="id22" draw:layer="layout" svg:width="0.803cm" svg:height="0.762cm" svg:x="7.866cm" svg:y="3.353cm">
          <text:p text:style-name="P19"><text:span text:style-name="T1"/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3" draw:text-style-name="P5" xml:id="id18" draw:id="id18" draw:layer="layout" svg:width="0.889cm" svg:height="0.889cm" svg:x="1.194cm" svg:y="4.534cm">
          <text:p text:style-name="P3"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0" draw:text-style-name="P10" xml:id="id19" draw:id="id19" draw:layer="layout" svg:width="0.889cm" svg:height="0.889cm" svg:x="1.194cm" svg:y="6.901cm">
          <text:p text:style-name="P19"><text:span text:style-name="T1"/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71" draw:text-style-name="P3" draw:layer="layout" svg:x1="1.956cm" svg:y1="6.211cm" svg:x2="2.835cm" svg:y2="6.211cm" draw:start-shape="id16" draw:start-glue-point="1" draw:end-shape="id17" draw:end-glue-point="3" svg:d="M1956 6211h879" svg:viewBox="0 0 880 1">
          <text:p/>
        </draw:connector>
        <draw:custom-shape draw:style-name="gr23" draw:text-style-name="P5" xml:id="id23" draw:id="id23" draw:layer="layout" svg:width="0.889cm" svg:height="0.889cm" svg:x="9.598cm" svg:y="3.2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8" draw:layer="layout" svg:x1="2.083cm" svg:y1="4.978cm" svg:x2="4.105cm" svg:y2="5.767cm" draw:start-shape="id18" draw:start-glue-point="8" draw:end-shape="id17" draw:end-glue-point="0" svg:d="M2083 4978h2022v789" svg:viewBox="0 0 2023 790">
          <text:p/>
        </draw:connector>
        <draw:connector draw:style-name="gr26" draw:text-style-name="P8" draw:layer="layout" svg:x1="2.083cm" svg:y1="7.345cm" svg:x2="4.105cm" svg:y2="6.656cm" draw:start-shape="id19" draw:start-glue-point="7" draw:end-shape="id17" draw:end-glue-point="2" svg:d="M2083 7345h2022v-689" svg:viewBox="0 0 2023 690">
          <text:p/>
        </draw:connector>
        <draw:connector draw:style-name="gr26" draw:text-style-name="P8" draw:layer="layout" svg:x1="5.375cm" svg:y1="6.211cm" svg:x2="7.458cm" svg:y2="6.211cm" draw:start-shape="id17" draw:start-glue-point="1" draw:end-shape="id20" draw:end-glue-point="3" svg:d="M5375 6211h2083" svg:viewBox="0 0 2084 1">
          <text:p/>
        </draw:connector>
        <draw:connector draw:style-name="gr26" draw:text-style-name="P8" draw:layer="layout" svg:x1="5.375cm" svg:y1="6.211cm" svg:x2="6.333cm" svg:y2="4.754cm" draw:start-shape="id17" draw:start-glue-point="1" draw:end-shape="id21" draw:end-glue-point="2" svg:d="M5375 6211h958v-1457" svg:viewBox="0 0 959 1458">
          <text:p/>
        </draw:connector>
        <draw:custom-shape draw:style-name="gr72" draw:text-style-name="P25" draw:layer="layout" svg:width="0.889cm" svg:height="0.381cm" draw:transform="rotate (1.5707963267949) translate (5.942cm 6.038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73" draw:text-style-name="P25" draw:layer="layout" svg:width="0.773cm" svg:height="0.306cm" svg:x="6.08cm" svg:y="6.3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xml:id="id27" draw:id="id27" draw:layer="layout" svg:width="2.921cm" svg:height="0.889cm" svg:x="14.683cm" svg:y="2.661cm">
          <draw:glue-point draw:id="4" svg:x="-3.652cm" svg:y="5.005cm"/>
          <draw:glue-point draw:id="5" svg:x="3.245cm" svg:y="5.005cm"/>
          <text:p text:style-name="P3"><text:span text:style-name="T1">Modificación</text:span></text:p>
          <text:p text:style-name="P3"><text:span text:style-name="T1">Evaluador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draw:line-skew="-0.611cm" svg:x1="8.247cm" svg:y1="4.115cm" svg:x2="8.275cm" svg:y2="5.322cm" draw:start-shape="id22" draw:start-glue-point="6" draw:end-shape="id20" draw:end-glue-point="4" svg:d="M8247 4115v-7h28v1214" svg:viewBox="0 0 29 1215">
          <text:p/>
        </draw:connector>
        <draw:connector draw:style-name="gr26" draw:text-style-name="P8" draw:layer="layout" svg:x1="10.042cm" svg:y1="4.142cm" svg:x2="10.051cm" svg:y2="5.322cm" draw:start-shape="id23" draw:start-glue-point="7" draw:end-shape="id20" draw:end-glue-point="5" svg:d="M10042 4142v590h9v590" svg:viewBox="0 0 10 1181">
          <text:p/>
        </draw:connector>
        <draw:custom-shape draw:style-name="gr23" draw:text-style-name="P5" xml:id="id30" draw:id="id30" draw:layer="layout" svg:width="0.889cm" svg:height="0.889cm" svg:x="12.412cm" svg:y="9.35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8" draw:layer="layout" draw:line-skew="1.124cm" svg:x1="10.887cm" svg:y1="6.211cm" svg:x2="14.694cm" svg:y2="6.568cm" draw:start-shape="id20" draw:start-glue-point="1" draw:end-shape="id24" draw:end-glue-point="3" svg:d="M10887 6211h3027v357h780" svg:viewBox="0 0 3808 358">
          <text:p/>
        </draw:connector>
        <draw:g xml:id="id26" draw:id="id26">
          <draw:custom-shape draw:style-name="gr66" draw:text-style-name="P24" draw:layer="layout" svg:width="0.364cm" svg:height="0.381cm" svg:x="14.892cm" svg:y="4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14.757cm" svg:y="4.60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4" draw:text-style-name="P11" draw:layer="layout" svg:width="3.084cm" svg:height="0.607cm" svg:x="11.357cm" svg:y="5.649cm">
          <draw:text-box>
            <text:p><text:span text:style-name="T1">Lista de pacientes</text:span></text:p>
          </draw:text-box>
        </draw:frame>
        <draw:custom-shape draw:style-name="gr23" draw:text-style-name="P5" xml:id="id25" draw:id="id25" draw:layer="layout" svg:width="0.889cm" svg:height="0.889cm" svg:x="17.403cm" svg:y="4.5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8" draw:layer="layout" svg:x1="17.615cm" svg:y1="6.568cm" svg:x2="18.292cm" svg:y2="5.002cm" draw:start-shape="id24" draw:start-glue-point="1" draw:end-shape="id25" draw:end-glue-point="8" svg:d="M17615 6568h1178v-1566h-501" svg:viewBox="0 0 1179 1567">
          <text:p/>
        </draw:connector>
        <draw:connector draw:style-name="gr26" draw:text-style-name="P8" draw:layer="layout" svg:x1="15.074cm" svg:y1="4.221cm" svg:x2="15.077cm" svg:y2="3.549cm" draw:start-shape="id26" draw:start-glue-point="0" draw:end-shape="id27" draw:end-glue-point="4" svg:d="M15074 4221v-336h3v-336" svg:viewBox="0 0 4 673">
          <text:p/>
        </draw:connector>
        <draw:connector draw:style-name="gr26" draw:text-style-name="P8" draw:layer="layout" svg:x1="17.847cm" svg:y1="4.558cm" svg:x2="17.09cm" svg:y2="3.549cm" draw:start-shape="id25" draw:start-glue-point="5" draw:end-shape="id27" draw:end-glue-point="5" svg:d="M17847 4558v-505h-757v-504" svg:viewBox="0 0 758 1010">
          <text:p/>
        </draw:connector>
        <draw:connector draw:style-name="gr26" draw:text-style-name="P8" draw:layer="layout" draw:line-skew="-0.145cm" svg:x1="15.074cm" svg:y1="4.983cm" svg:x2="15.937cm" svg:y2="6.124cm" draw:start-shape="id26" draw:start-glue-point="2" draw:end-shape="id24" draw:end-glue-point="6" svg:d="M15074 4983v425h863v716" svg:viewBox="0 0 864 1142">
          <text:p/>
        </draw:connector>
        <draw:connector draw:style-name="gr26" draw:text-style-name="P8" draw:layer="layout" svg:x1="17.847cm" svg:y1="5.447cm" svg:x2="17.09cm" svg:y2="6.135cm" draw:start-shape="id25" draw:start-glue-point="7" draw:end-shape="id24" draw:end-glue-point="5" svg:d="M17847 5447v338h-757v350" svg:viewBox="0 0 758 689">
          <text:p/>
        </draw:connector>
        <draw:connector draw:style-name="gr26" draw:text-style-name="P8" draw:layer="layout" svg:x1="16.143cm" svg:y1="3.55cm" svg:x2="17.403cm" svg:y2="5.002cm" draw:start-shape="id27" draw:start-glue-point="2" draw:end-shape="id25" draw:end-glue-point="6" svg:d="M16143 3550v1452h1260" svg:viewBox="0 0 1261 1453">
          <text:p/>
        </draw:connector>
        <draw:connector draw:style-name="gr26" draw:text-style-name="P8" draw:layer="layout" svg:x1="10.887cm" svg:y1="6.211cm" svg:x2="14.711cm" svg:y2="8.294cm" draw:start-shape="id20" draw:start-glue-point="1" draw:end-shape="id28" draw:end-glue-point="4" svg:d="M10887 6211h1907v2083h1917" svg:viewBox="0 0 3825 2084">
          <text:p/>
        </draw:connector>
        <draw:custom-shape draw:style-name="gr75" draw:text-style-name="P10" xml:id="id29" draw:id="id29" draw:layer="layout" svg:width="0.803cm" svg:height="0.762cm" svg:x="12.451cm" svg:y="8.46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 xml:id="id31" draw:id="id31">
          <draw:custom-shape draw:style-name="gr66" draw:text-style-name="P24" draw:layer="layout" svg:width="0.364cm" svg:height="0.381cm" svg:x="13.181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13.046cm" svg:y="7.48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26" draw:text-style-name="P8" draw:layer="layout" draw:line-skew="-0.326cm" svg:x1="13.254cm" svg:y1="8.845cm" svg:x2="14.703cm" svg:y2="8.581cm" draw:start-shape="id29" draw:start-glue-point="7" draw:end-shape="id28" draw:end-glue-point="3" svg:d="M13254 8845h398v-264h1051" svg:viewBox="0 0 1450 265">
          <text:p/>
        </draw:connector>
        <draw:connector draw:style-name="gr26" draw:text-style-name="P8" draw:layer="layout" svg:x1="13.301cm" svg:y1="9.803cm" svg:x2="14.711cm" svg:y2="8.862cm" draw:start-shape="id30" draw:start-glue-point="8" draw:end-shape="id28" draw:end-glue-point="5" svg:d="M13301 9803h701v-941h709" svg:viewBox="0 0 1411 942">
          <text:p/>
        </draw:connector>
        <draw:connector draw:style-name="gr26" draw:text-style-name="P8" draw:layer="layout" svg:x1="13.681cm" svg:y1="7.481cm" svg:x2="16.163cm" svg:y2="8.01cm" draw:start-shape="id31" draw:start-glue-point="1" draw:end-shape="id28" draw:end-glue-point="0" svg:d="M13681 7481h2482v529" svg:viewBox="0 0 2483 530">
          <text:p/>
        </draw:connector>
        <draw:custom-shape draw:style-name="gr76" draw:text-style-name="P10" xml:id="id32" draw:id="id32" draw:layer="layout" svg:width="1.878cm" svg:height="1.325cm" svg:x="17.867cm" svg:y="7.005cm">
          <text:p text:style-name="P19"><text:span text:style-name="T1">Informe en</text:span></text:p>
          <text:p text:style-name="P19"><text:span text:style-name="T1">Pantal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0" xml:id="id33" draw:id="id33" draw:layer="layout" svg:width="0.803cm" svg:height="0.762cm" svg:x="18.435cm" svg:y="8.93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6" draw:text-style-name="P8" draw:layer="layout" svg:x1="17.624cm" svg:y1="8.581cm" svg:x2="17.867cm" svg:y2="7.667cm" draw:start-shape="id28" draw:start-glue-point="1" draw:end-shape="id32" draw:end-glue-point="3" svg:d="M17624 8581h121v-914h122" svg:viewBox="0 0 244 915">
          <text:p/>
        </draw:connector>
        <draw:connector draw:style-name="gr26" draw:text-style-name="P8" draw:layer="layout" svg:x1="16.163cm" svg:y1="9.153cm" svg:x2="18.435cm" svg:y2="9.314cm" draw:start-shape="id28" draw:end-shape="id33" draw:end-glue-point="5" svg:d="M16163 9153v161h2272" svg:viewBox="0 0 2273 162">
          <text:p/>
        </draw:connector>
        <draw:g xml:id="id34" draw:id="id34">
          <draw:custom-shape draw:style-name="gr66" draw:text-style-name="P24" draw:layer="layout" svg:width="0.364cm" svg:height="0.381cm" svg:x="14.329cm" svg:y="9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14.194cm" svg:y="10.12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3" draw:text-style-name="P5" xml:id="id36" draw:id="id36" draw:layer="layout" svg:width="0.889cm" svg:height="0.889cm" svg:x="11.9cm" svg:y="11.5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10" xml:id="id37" draw:id="id37" draw:layer="layout" svg:width="0.803cm" svg:height="0.762cm" svg:x="11.999cm" svg:y="12.7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6" draw:text-style-name="P8" draw:layer="layout" svg:x1="14.829cm" svg:y1="10.122cm" svg:x2="15.364cm" svg:y2="10.924cm" draw:start-shape="id34" draw:start-glue-point="1" draw:end-shape="id35" draw:end-glue-point="0" svg:d="M14829 10122h535v802" svg:viewBox="0 0 536 803">
          <text:p/>
        </draw:connector>
        <draw:connector draw:style-name="gr26" draw:text-style-name="P8" draw:layer="layout" svg:x1="9.172cm" svg:y1="7.1cm" svg:x2="13.911cm" svg:y2="11.342cm" draw:start-shape="id20" draw:start-glue-point="2" draw:end-shape="id35" draw:end-glue-point="4" svg:d="M9172 7100v4242h4739" svg:viewBox="0 0 4740 4243">
          <text:p/>
        </draw:connector>
        <draw:frame draw:style-name="gr79" draw:text-style-name="P11" draw:layer="layout" svg:width="3.084cm" svg:height="1.319cm" svg:x="9.222cm" svg:y="9.939cm">
          <draw:text-box>
            <text:p><text:span text:style-name="T1">Lista de pacientes</text:span></text:p>
            <text:p><text:span text:style-name="T1">con información </text:span></text:p>
            <text:p><text:span text:style-name="T1">sin procesar</text:span></text:p>
          </draw:text-box>
        </draw:frame>
        <draw:connector draw:style-name="gr26" draw:text-style-name="P8" draw:layer="layout" svg:x1="12.789cm" svg:y1="11.957cm" svg:x2="13.904cm" svg:y2="11.957cm" draw:start-shape="id36" draw:start-glue-point="8" draw:end-shape="id35" draw:end-glue-point="3" svg:d="M12789 11957h1115" svg:viewBox="0 0 1116 1">
          <text:p/>
        </draw:connector>
        <draw:connector draw:style-name="gr26" draw:text-style-name="P8" draw:layer="layout" svg:x1="12.802cm" svg:y1="13.106cm" svg:x2="13.911cm" svg:y2="12.57cm" draw:start-shape="id37" draw:start-glue-point="7" draw:end-shape="id35" draw:end-glue-point="5" svg:d="M12802 13106h551v-536h558" svg:viewBox="0 0 1110 537">
          <text:p/>
        </draw:connector>
        <draw:connector draw:style-name="gr80" draw:text-style-name="P8" draw:layer="layout" svg:x1="16.825cm" svg:y1="11.957cm" svg:x2="13.774cm" svg:y2="17.398cm" draw:start-shape="id35" draw:start-glue-point="1" draw:end-shape="id38" draw:end-glue-point="1" svg:d="M16825 11957h500v5441h-3551" svg:viewBox="0 0 3552 5442">
          <text:p/>
        </draw:connector>
        <draw:frame draw:style-name="gr20" draw:text-style-name="P9" draw:layer="layout" svg:width="2.293cm" svg:height="0.801cm" svg:x="14.457cm" svg:y="17.402cm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custom-shape draw:style-name="gr81" draw:text-style-name="P10" xml:id="id39" draw:id="id39" draw:layer="layout" svg:width="0.803cm" svg:height="0.762cm" svg:x="18.187cm" svg:y="13.2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6" draw:text-style-name="P8" draw:layer="layout" svg:x1="16.8cm" svg:y1="11.397cm" svg:x2="18.568cm" svg:y2="13.288cm" draw:start-shape="id35" draw:start-glue-point="6" draw:end-shape="id39" draw:end-glue-point="4" svg:d="M16800 11397h1768v1891" svg:viewBox="0 0 1769 1892">
          <text:p/>
        </draw:connector>
        <draw:custom-shape draw:style-name="gr72" draw:text-style-name="P25" draw:layer="layout" svg:width="0.889cm" svg:height="0.381cm" svg:x="16.942cm" svg:y="10.094cm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0.762cm" svg:height="0.381cm" svg:x="17.518cm" svg:y="11.44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g xml:id="id45" draw:id="id45">
          <draw:custom-shape draw:style-name="gr66" draw:text-style-name="P24" draw:layer="layout" svg:width="0.364cm" svg:height="0.381cm" svg:x="1.456cm" svg:y="8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1.321cm" svg:y="8.99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3" draw:text-style-name="P5" xml:id="id42" draw:id="id42" draw:layer="layout" svg:width="0.889cm" svg:height="0.889cm" svg:x="6.514cm" svg:y="10.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44" draw:id="id44">
          <draw:custom-shape draw:style-name="gr66" draw:text-style-name="P24" draw:layer="layout" svg:width="0.364cm" svg:height="0.381cm" svg:x="1.456cm" svg:y="10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1.321cm" svg:y="11.169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3" draw:text-style-name="P10" xml:id="id46" draw:id="id46" draw:layer="layout" svg:width="0.889cm" svg:height="0.889cm" svg:x="1.194cm" svg:y="11.91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4" draw:text-style-name="P10" xml:id="id40" draw:id="id40" draw:layer="layout" svg:width="0.889cm" svg:height="0.889cm" svg:x="13.252cm" svg:y="13.36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6" draw:text-style-name="P8" draw:layer="layout" svg:x1="14.141cm" svg:y1="13.809cm" svg:x2="15.364cm" svg:y2="12.99cm" draw:start-shape="id40" draw:start-glue-point="7" draw:end-shape="id35" draw:end-glue-point="2" svg:d="M14141 13809h1223v-819" svg:viewBox="0 0 1224 820">
          <text:p/>
        </draw:connector>
        <draw:connector draw:style-name="gr26" draw:text-style-name="P8" draw:layer="layout" svg:x1="5.175cm" svg:y1="8.991cm" svg:x2="6.958cm" svg:y2="10.03cm" draw:start-shape="id41" draw:start-glue-point="1" draw:end-shape="id42" draw:end-glue-point="5" svg:d="M5175 8991h1783v1039" svg:viewBox="0 0 1784 1040">
          <text:p/>
        </draw:connector>
        <draw:connector draw:style-name="gr26" draw:text-style-name="P8" draw:layer="layout" svg:x1="5.175cm" svg:y1="11.168cm" svg:x2="6.958cm" svg:y2="10.919cm" draw:start-shape="id43" draw:start-glue-point="1" draw:end-shape="id42" draw:end-glue-point="7" svg:d="M5175 11168h669v252h1114v-501" svg:viewBox="0 0 1784 502">
          <text:p/>
        </draw:connector>
        <draw:connector draw:style-name="gr26" draw:text-style-name="P8" draw:layer="layout" svg:x1="1.956cm" svg:y1="11.168cm" svg:x2="2.635cm" svg:y2="11.168cm" draw:start-shape="id44" draw:start-glue-point="1" draw:end-shape="id43" draw:end-glue-point="3" svg:d="M1956 11168h679" svg:viewBox="0 0 680 1">
          <text:p/>
        </draw:connector>
        <draw:connector draw:style-name="gr26" draw:text-style-name="P8" draw:layer="layout" svg:x1="1.956cm" svg:y1="8.991cm" svg:x2="2.635cm" svg:y2="8.991cm" draw:start-shape="id45" draw:start-glue-point="1" draw:end-shape="id41" draw:end-glue-point="3" svg:d="M1956 8991h679" svg:viewBox="0 0 680 1">
          <text:p/>
        </draw:connector>
        <draw:connector draw:style-name="gr26" draw:text-style-name="P8" draw:layer="layout" svg:x1="2.083cm" svg:y1="12.359cm" svg:x2="3.905cm" svg:y2="11.613cm" draw:start-shape="id46" draw:start-glue-point="7" draw:end-shape="id43" draw:end-glue-point="2" svg:d="M2083 12359h1822v-746" svg:viewBox="0 0 1823 747">
          <text:p/>
        </draw:connector>
        <draw:connector draw:style-name="gr26" draw:text-style-name="P8" draw:layer="layout" svg:x1="24.572cm" svg:y1="2.019cm" svg:x2="24.572cm" svg:y2="5.467cm" draw:start-shape="id47" draw:start-glue-point="2" draw:end-shape="id48" draw:end-glue-point="0" svg:d="M24572 2019v3448" svg:viewBox="0 0 1 3449">
          <text:p/>
        </draw:connector>
        <draw:custom-shape draw:style-name="gr85" draw:text-style-name="P10" xml:id="id53" draw:id="id53" draw:layer="layout" svg:width="0.889cm" svg:height="0.889cm" svg:x="24.097cm" svg:y="8.4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6" draw:text-style-name="P10" xml:id="id51" draw:id="id51" draw:layer="layout" svg:width="0.803cm" svg:height="0.762cm" svg:x="24.14cm" svg:y="9.8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7" draw:text-style-name="P8" draw:layer="layout" svg:x1="23.302cm" svg:y1="5.848cm" svg:x2="22.372cm" svg:y2="8.448cm" draw:start-shape="id48" draw:start-glue-point="3" draw:end-shape="id49" draw:end-glue-point="0" svg:d="M23302 5848h-930v2600" svg:viewBox="0 0 931 2601">
          <text:p/>
        </draw:connector>
        <draw:connector draw:style-name="gr87" draw:text-style-name="P8" draw:layer="layout" svg:x1="25.842cm" svg:y1="5.848cm" svg:x2="26.861cm" svg:y2="8.448cm" draw:start-shape="id48" draw:start-glue-point="1" draw:end-shape="id50" draw:end-glue-point="0" svg:d="M25842 5848h1019v2600" svg:viewBox="0 0 1020 2601">
          <text:p/>
        </draw:connector>
        <draw:connector draw:style-name="gr26" draw:text-style-name="P8" draw:layer="layout" draw:line-skew="-0.05cm" svg:x1="24.521cm" svg:y1="10.65cm" svg:x2="24.541cm" svg:y2="12.31cm" draw:start-shape="id51" draw:start-glue-point="6" draw:end-shape="id52" draw:end-glue-point="0" svg:d="M24521 10650v781h20v879" svg:viewBox="0 0 21 1661">
          <text:p/>
        </draw:connector>
        <draw:connector draw:style-name="gr26" draw:text-style-name="P8" draw:layer="layout" svg:x1="24.097cm" svg:y1="8.904cm" svg:x2="23.642cm" svg:y2="8.892cm" draw:start-shape="id53" draw:start-glue-point="5" draw:end-shape="id49" draw:end-glue-point="1" svg:d="M24097 8904h-228v-12h-227" svg:viewBox="0 0 456 13">
          <text:p/>
        </draw:connector>
        <draw:connector draw:style-name="gr26" draw:text-style-name="P8" draw:layer="layout" svg:x1="24.986cm" svg:y1="8.904cm" svg:x2="25.591cm" svg:y2="8.892cm" draw:start-shape="id53" draw:start-glue-point="7" draw:end-shape="id50" draw:end-glue-point="3" svg:d="M24986 8904h302v-12h303" svg:viewBox="0 0 606 13">
          <text:p/>
        </draw:connector>
        <draw:connector draw:style-name="gr26" draw:text-style-name="P8" draw:layer="layout" draw:line-skew="-0.088cm" svg:x1="22.372cm" svg:y1="9.337cm" svg:x2="21.74cm" svg:y2="10.578cm" draw:start-shape="id49" draw:start-glue-point="2" draw:end-shape="id54" draw:end-glue-point="0" svg:d="M22372 9337v532h-632v709" svg:viewBox="0 0 633 1242">
          <text:p/>
        </draw:connector>
        <draw:connector draw:style-name="gr26" draw:text-style-name="P8" draw:layer="layout" svg:x1="26.861cm" svg:y1="9.337cm" svg:x2="27.182cm" svg:y2="10.591cm" draw:start-shape="id50" draw:start-glue-point="2" draw:end-shape="id55" draw:end-glue-point="0" svg:d="M26861 9337v626h321v628" svg:viewBox="0 0 322 1255">
          <text:p/>
        </draw:connector>
        <draw:connector draw:style-name="gr26" draw:text-style-name="P8" draw:layer="layout" svg:x1="22.935cm" svg:y1="9.336cm" svg:x2="24.14cm" svg:y2="10.269cm" draw:start-shape="id49" draw:start-glue-point="4" draw:end-shape="id51" draw:end-glue-point="5" svg:d="M22935 9336v933h1205" svg:viewBox="0 0 1206 934">
          <text:p/>
        </draw:connector>
        <draw:connector draw:style-name="gr26" draw:text-style-name="P8" draw:layer="layout" svg:x1="26.092cm" svg:y1="9.336cm" svg:x2="24.943cm" svg:y2="10.269cm" draw:start-shape="id50" draw:start-glue-point="4" draw:end-shape="id51" draw:end-glue-point="7" svg:d="M26092 9336v933h-1149" svg:viewBox="0 0 1150 934">
          <text:p/>
        </draw:connector>
        <draw:g xml:id="id57" draw:id="id57">
          <draw:custom-shape draw:style-name="gr66" draw:text-style-name="P24" draw:layer="layout" svg:width="0.364cm" svg:height="0.381cm" svg:x="20.626cm" svg:y="4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20.491cm" svg:y="5.1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26" draw:text-style-name="P8" draw:layer="layout" svg:x1="24.541cm" svg:y1="13.58cm" svg:x2="24.541cm" svg:y2="14.76cm" draw:start-shape="id52" draw:start-glue-point="2" draw:end-shape="id56" draw:end-glue-point="0" svg:d="M24541 13580v1180" svg:viewBox="0 0 1 1181">
          <text:p/>
        </draw:connector>
        <draw:g xml:id="id58" draw:id="id58">
          <draw:custom-shape draw:style-name="gr66" draw:text-style-name="P24" draw:layer="layout" svg:width="0.364cm" svg:height="0.381cm" svg:x="27.855cm" svg:y="4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27.72cm" svg:y="5.1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26" draw:text-style-name="P8" draw:layer="layout" svg:x1="20.808cm" svg:y1="5.491cm" svg:x2="21.577cm" svg:y2="8.448cm" draw:start-shape="id57" draw:start-glue-point="2" draw:end-shape="id49" draw:end-glue-point="5" svg:d="M20808 5491v1478h769v1479" svg:viewBox="0 0 770 2958">
          <text:p/>
        </draw:connector>
        <draw:connector draw:style-name="gr26" draw:text-style-name="P8" draw:layer="layout" svg:x1="28.037cm" svg:y1="5.491cm" svg:x2="27.607cm" svg:y2="8.454cm" draw:start-shape="id58" draw:start-glue-point="2" draw:end-shape="id50" draw:end-glue-point="5" svg:d="M28037 5491v1478h-430v1485" svg:viewBox="0 0 431 2964">
          <text:p/>
        </draw:connector>
        <draw:custom-shape draw:style-name="gr73" draw:text-style-name="P25" draw:layer="layout" svg:width="0.773cm" svg:height="0.306cm" svg:x="21.594cm" svg:y="3.5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custom-shape draw:style-name="gr73" draw:text-style-name="P25" draw:layer="layout" svg:width="0.773cm" svg:height="0.306cm" svg:x="27.263cm" svg:y="3.8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10" draw:layer="layout" svg:width="0.803cm" svg:height="0.762cm" svg:x="1.833cm" svg:y="20.45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89" draw:text-style-name="P11" draw:layer="layout" svg:width="7.102cm" svg:height="0.963cm" svg:x="2.726cm" svg:y="20.344cm">
            <draw:text-box>
              <text:p><text:span text:style-name="T4">Entrada/Salida de Unidad de Software</text:span><text:span text:style-name="T1">: </text:span></text:p>
              <text:p><text:span text:style-name="T1">Sistema de directorios y archivos de pacientes</text:span></text:p>
            </draw:text-box>
          </draw:frame>
        </draw:g>
        <draw:custom-shape draw:style-name="gr23" draw:text-style-name="P5" draw:layer="layout" svg:width="0.889cm" svg:height="0.889cm" svg:x="1.845cm" svg:y="21.67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4" draw:text-style-name="P11" draw:layer="layout" svg:width="6.957cm" svg:height="0.963cm" svg:x="2.674cm" svg:y="21.799cm">
          <draw:text-box>
            <text:p><text:span text:style-name="T4">Entrada/Saldia de Unidad de software: </text:span></text:p>
            <text:p><text:span text:style-name="T1">Base de datos local</text:span></text:p>
          </draw:text-box>
        </draw:frame>
        <draw:g>
          <draw:custom-shape draw:style-name="gr66" draw:text-style-name="P24" draw:layer="layout" svg:width="0.364cm" svg:height="0.381cm" svg:x="2.047cm" svg:y="19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4" draw:layer="layout" svg:width="0.635cm" svg:height="0.38cm" svg:x="1.912cm" svg:y="19.595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90" draw:text-style-name="P13" draw:layer="layout" svg:width="6.11cm" svg:height="1.319cm" svg:x="2.701cm" svg:y="19.02cm">
          <draw:text-box>
            <text:p text:style-name="P12"><text:span text:style-name="T4">Entrada de Unidad de Software</text:span><text:span text:style-name="T1">: Accion/Selección o ingreso de datos por parte del usuario</text:span></text:p>
          </draw:text-box>
        </draw:frame>
        <draw:custom-shape draw:style-name="gr91" draw:text-style-name="P10" draw:layer="layout" svg:width="0.889cm" svg:height="0.889cm" svg:x="1.803cm" svg:y="23.12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92" draw:text-style-name="P13" draw:layer="layout" svg:width="6.273cm" svg:height="1.319cm" svg:x="2.697cm" svg:y="23.029cm">
          <draw:text-box>
            <text:p text:style-name="P12"><text:span text:style-name="T4">Entrada de Unidad de Sotware: </text:span></text:p>
            <text:p text:style-name="P12"><text:span text:style-name="T1">Archivo de configuración global</text:span></text:p>
          </draw:text-box>
        </draw:frame>
        <draw:frame draw:style-name="gr93" draw:text-style-name="P11" draw:layer="layout" svg:width="4.63cm" svg:height="0.963cm" svg:x="12.766cm" svg:y="19.157cm">
          <draw:text-box>
            <text:p><text:span text:style-name="T5">Salida de unidad software: </text:span></text:p>
            <text:p><text:span text:style-name="T1">Mostrar en pantalla</text:span></text:p>
          </draw:text-box>
        </draw:frame>
        <draw:custom-shape draw:style-name="gr94" draw:text-style-name="P10" draw:layer="layout" svg:width="1.889cm" svg:height="1.279cm" svg:x="10.602cm" svg:y="18.9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6" xml:id="id21" draw:id="id21" draw:layer="layout" svg:width="1.889cm" svg:height="1.279cm" svg:x="5.389cm" svg:y="3.475cm">
          <text:p text:style-name="P19"><text:span text:style-name="T1">Cartel de</text:span></text:p>
          <text:p text:style-name="P19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xml:id="id59" draw:id="id59" draw:layer="layout" svg:width="1.889cm" svg:height="1.279cm" svg:x="17.869cm" svg:y="10cm">
          <text:p text:style-name="P19"><text:span text:style-name="T1">Cartel de</text:span></text:p>
          <text:p text:style-name="P19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8" draw:layer="layout" svg:x1="16.8cm" svg:y1="11.397cm" svg:x2="17.869cm" svg:y2="10.639cm" draw:start-shape="id35" draw:start-glue-point="6" draw:end-shape="id59" draw:end-glue-point="3" svg:d="M16800 11397h546v-758h523" svg:viewBox="0 0 1070 759">
          <text:p/>
        </draw:connector>
        <draw:custom-shape draw:style-name="gr97" draw:text-style-name="P26" xml:id="id56" draw:id="id56" draw:layer="layout" svg:width="1.889cm" svg:height="1.279cm" svg:x="23.597cm" svg:y="14.76cm">
          <text:p text:style-name="P19"><text:span text:style-name="T1">Cartel de</text:span></text:p>
          <text:p text:style-name="P19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8" draw:layer="layout" svg:x1="10.791cm" svg:y1="21.269cm" svg:x2="12.605cm" svg:y2="21.269cm">
          <text:p/>
        </draw:line>
        <draw:frame draw:style-name="gr27" draw:text-style-name="P11" draw:layer="layout" svg:width="5.83cm" svg:height="1.319cm" svg:x="12.804cm" svg:y="20.967cm">
          <draw:text-box>
            <text:p><text:span text:style-name="T5">Entrada/Salida de unidad software: </text:span></text:p>
            <text:p><text:span text:style-name="T1">Variable interna del programa (en memoria dinámica)</text:span></text:p>
          </draw:text-box>
        </draw:frame>
        <draw:line draw:style-name="gr26" draw:text-style-name="P8" draw:layer="layout" svg:x1="12.605cm" svg:y1="21.769cm" svg:x2="10.791cm" svg:y2="21.769cm">
          <text:p/>
        </draw:line>
        <draw:custom-shape draw:style-name="gr82" draw:text-style-name="P25" draw:layer="layout" svg:width="0.762cm" svg:height="0.381cm" svg:x="20.71cm" svg:y="9.672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0.762cm" svg:height="0.381cm" svg:x="27.379cm" svg:y="9.593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0.762cm" svg:height="0.381cm" svg:x="22.079cm" svg:y="4.993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0.762cm" svg:height="0.381cm" svg:x="26.381cm" svg:y="4.897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0.762cm" svg:height="0.381cm" svg:x="24.813cm" svg:y="2.843cm">
          <text:p text:style-name="P3"><text:span text:style-name="T3">Posición</text:span></text:p>
          <text:p text:style-name="P3"><text:span text:style-name="T3"><text:s/></text:span><text:span text:style-name="T3">Ocular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0.762cm" svg:height="0.381cm" svg:x="24.823cm" svg:y="14.003cm">
          <text:p text:style-name="P3"><text:span text:style-name="T3">Resultado</text:span></text:p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5.83cm" svg:height="1.319cm" svg:x="12.78cm" svg:y="22.652cm">
          <draw:text-box>
            <text:p><text:span text:style-name="T5">Entrada/Salida de unidad software: </text:span></text:p>
            <text:p><text:span text:style-name="T1">Conexión TCP/IP utilizando SSL contra el EYESERVER</text:span></text:p>
          </draw:text-box>
        </draw:frame>
        <draw:line draw:style-name="gr28" draw:text-style-name="P8" draw:layer="layout" svg:x1="10.791cm" svg:y1="23.069cm" svg:x2="12.605cm" svg:y2="23.069cm">
          <text:p/>
        </draw:line>
        <draw:frame draw:style-name="gr29" draw:text-style-name="P14" draw:layer="layout" svg:width="2.526cm" svg:height="0.725cm" svg:x="1.528cm" svg:y="17.695cm">
          <draw:text-box>
            <text:p><text:span text:style-name="T6">LEYENDA</text:span></text:p>
          </draw:text-box>
        </draw:frame>
        <draw:custom-shape draw:style-name="gr98" draw:text-style-name="P15" draw:layer="layout" svg:width="17.029cm" svg:height="5.953cm" svg:x="1.588cm" svg:y="18.49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6" xml:id="id60" draw:id="id60" draw:layer="layout" svg:width="1.889cm" svg:height="1.279cm" svg:x="4.851cm" svg:y="12.203cm">
          <text:p text:style-name="P19"><text:span text:style-name="T1">Cartel de</text:span></text:p>
          <text:p text:style-name="P19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8" draw:layer="layout" svg:x1="5.175cm" svg:y1="11.168cm" svg:x2="5.795cm" svg:y2="12.203cm" draw:start-shape="id43" draw:start-glue-point="1" draw:end-shape="id60" draw:end-glue-point="0" svg:d="M5175 11168h620v1035" svg:viewBox="0 0 621 1036">
          <text:p/>
        </draw:connector>
        <draw:custom-shape draw:style-name="gr72" draw:text-style-name="P25" draw:layer="layout" svg:width="0.889cm" svg:height="0.381cm" draw:transform="rotate (-1.5707963267949) translate (5.821cm 11.15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73" draw:text-style-name="P25" draw:layer="layout" svg:width="0.773cm" svg:height="0.306cm" svg:x="5.28cm" svg:y="10.7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onnector draw:style-name="gr37" draw:text-style-name="P8" draw:layer="layout" svg:x1="6.514cm" svg:y1="10.474cm" svg:x2="3.905cm" svg:y2="9.436cm" draw:start-shape="id42" draw:start-glue-point="6" draw:end-shape="id41" draw:end-glue-point="2" svg:d="M6514 10474h-2609v-1038" svg:viewBox="0 0 2610 1039">
          <text:p/>
        </draw:connector>
        <draw:custom-shape draw:style-name="gr100" draw:text-style-name="P10" xml:id="id61" draw:id="id61" draw:layer="layout" svg:width="0.889cm" svg:height="0.889cm" svg:x="1.205cm" svg:y="9.661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01" draw:text-style-name="P8" draw:layer="layout" svg:x1="2.094cm" svg:y1="10.105cm" svg:x2="2.912cm" svg:y2="9.417cm" draw:start-shape="id61" draw:start-glue-point="7" draw:end-shape="id41" draw:end-glue-point="4" svg:d="M2094 10105h818v-688" svg:viewBox="0 0 819 689">
          <text:p/>
        </draw:connector>
        <draw:custom-shape draw:style-name="gr102" draw:text-style-name="P10" xml:id="id62" draw:id="id62" draw:layer="layout" svg:width="0.889cm" svg:height="0.889cm" svg:x="13.416cm" svg:y="4.166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03" draw:text-style-name="P8" draw:layer="layout" svg:x1="13.86cm" svg:y1="5.055cm" svg:x2="15.219cm" svg:y2="6.124cm" draw:start-shape="id62" draw:start-glue-point="6" draw:end-shape="id24" draw:end-glue-point="4" svg:d="M13860 5055v534h1359v535" svg:viewBox="0 0 1360 1070">
          <text:p/>
        </draw:connector>
        <draw:custom-shape draw:style-name="gr23" draw:text-style-name="P5" xml:id="id63" draw:id="id63" draw:layer="layout" svg:width="0.889cm" svg:height="0.889cm" svg:x="24.097cm" svg:y="6.83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8" draw:layer="layout" svg:x1="24.986cm" svg:y1="7.279cm" svg:x2="26.073cm" svg:y2="8.462cm" draw:start-shape="id63" draw:start-glue-point="8" draw:end-shape="id50" draw:end-glue-point="6" svg:d="M24986 7279h1087v1183" svg:viewBox="0 0 1088 1184">
          <text:p/>
        </draw:connector>
        <draw:custom-shape draw:style-name="gr104" draw:text-style-name="P10" xml:id="id64" draw:id="id64" draw:layer="layout" svg:width="0.889cm" svg:height="0.889cm" svg:x="20.291cm" svg:y="12.501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101" draw:text-style-name="P8" draw:layer="layout" svg:x1="21.18cm" svg:y1="12.945cm" svg:x2="22.89cm" svg:y2="12.945cm" draw:start-shape="id64" draw:start-glue-point="7" draw:end-shape="id52" draw:end-glue-point="3" svg:d="M21180 12945h1710" svg:viewBox="0 0 1711 1">
          <text:p/>
        </draw:connector>
        <draw:connector draw:style-name="gr37" draw:text-style-name="P8" draw:layer="layout" draw:line-skew="0.08cm" svg:x1="16.163cm" svg:y1="9.153cm" svg:x2="15.364cm" svg:y2="10.924cm" draw:start-shape="id28" draw:start-glue-point="2" draw:end-shape="id35" svg:d="M16163 9153v965h-799v806" svg:viewBox="0 0 800 1772">
          <text:p/>
        </draw:connector>
        <draw:frame draw:style-name="gr105" draw:text-style-name="P11" draw:layer="layout" svg:width="1.772cm" svg:height="0.732cm" svg:x="1.52cm" svg:y="2.708cm">
          <draw:text-box>
            <text:p><text:span text:style-name="T1">EYEEXP</text:span></text:p>
          </draw:text-box>
        </draw:frame>
        <draw:custom-shape draw:style-name="gr53" draw:text-style-name="P5" xml:id="id68" draw:id="id68" draw:layer="layout" svg:width="2.54cm" svg:height="0.889cm" svg:x="29.62cm" svg:y="8.475cm">
          <draw:glue-point draw:id="4" svg:x="-3.031cm" svg:y="5.005cm"/>
          <draw:glue-point draw:id="5" svg:x="2.94cm" svg:y="-4.938cm"/>
          <draw:glue-point draw:id="6" svg:x="-3.106cm" svg:y="-4.848cm"/>
          <text:p text:style-name="P3"><text:span text:style-name="T1">Estudio</text:span></text:p>
          <text:p text:style-name="P3"><text:span text:style-name="T1">N-Back MS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66" draw:id="id66" draw:layer="layout" svg:width="2.54cm" svg:height="0.889cm" svg:x="32.768cm" svg:y="8.475cm">
          <draw:glue-point draw:id="4" svg:x="-3.031cm" svg:y="5.005cm"/>
          <draw:glue-point draw:id="5" svg:x="2.94cm" svg:y="-4.938cm"/>
          <draw:glue-point draw:id="6" svg:x="-3.106cm" svg:y="-4.848cm"/>
          <text:p text:style-name="P3"><text:span text:style-name="T1">Estudio</text:span></text:p>
          <text:p text:style-name="P3"><text:span text:style-name="T1">N-Back RT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67" draw:id="id67" draw:layer="layout" svg:width="2.54cm" svg:height="0.889cm" svg:x="35.911cm" svg:y="8.475cm">
          <draw:glue-point draw:id="4" svg:x="-3.031cm" svg:y="5.005cm"/>
          <draw:glue-point draw:id="5" svg:x="2.94cm" svg:y="-4.938cm"/>
          <draw:glue-point draw:id="6" svg:x="-3.106cm" svg:y="-4.848cm"/>
          <text:p text:style-name="P3"><text:span text:style-name="T1">Estudio</text:span></text:p>
          <text:p text:style-name="P3"><text:span text:style-name="T1">Go NoG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xml:id="id65" draw:id="id65" draw:layer="layout" svg:width="2.54cm" svg:height="0.762cm" svg:x="32.768cm" svg:y="3.075cm">
          <text:p text:style-name="P3"><text:span text:style-name="T1">Interfaz ET</text:span></text:p>
          <draw:enhanced-geometry svg:viewBox="0 0 21600 21600" draw:type="rectangle" draw:enhanced-path="M 0 0 L 21600 0 21600 21600 0 21600 0 0 Z N"/>
        </draw:custom-shape>
        <draw:connector draw:style-name="gr106" draw:text-style-name="P8" draw:layer="layout" svg:x1="34.038cm" svg:y1="3.837cm" svg:x2="34.038cm" svg:y2="8.475cm" draw:start-shape="id65" draw:start-glue-point="2" draw:end-shape="id66" draw:end-glue-point="0" svg:d="M34038 3837v4638" svg:viewBox="0 0 1 4639">
          <text:p/>
        </draw:connector>
        <draw:connector draw:style-name="gr107" draw:text-style-name="P8" draw:layer="layout" draw:line-skew="-0.958cm" svg:x1="34.038cm" svg:y1="3.837cm" svg:x2="37.181cm" svg:y2="8.475cm" draw:start-shape="id65" draw:start-glue-point="2" draw:end-shape="id67" draw:end-glue-point="0" svg:d="M34038 3837v1361h3143v3277" svg:viewBox="0 0 3144 4639">
          <text:p/>
        </draw:connector>
        <draw:connector draw:style-name="gr108" draw:text-style-name="P8" draw:layer="layout" draw:line-skew="-0.945cm" svg:x1="34.038cm" svg:y1="3.837cm" svg:x2="30.89cm" svg:y2="8.475cm" draw:start-shape="id65" draw:start-glue-point="2" draw:end-shape="id68" draw:end-glue-point="0" svg:d="M34038 3837v1374h-3148v3264" svg:viewBox="0 0 3149 4639">
          <text:p/>
        </draw:connector>
        <draw:connector draw:style-name="gr109" draw:text-style-name="P8" draw:layer="layout" svg:x1="24.097cm" svg:y1="7.279cm" svg:x2="23.079cm" svg:y2="8.448cm" draw:start-shape="id63" draw:start-glue-point="6" draw:end-shape="id49" draw:end-glue-point="6" svg:d="M24097 7279h-1018v1169" svg:viewBox="0 0 1019 1170">
          <text:p/>
        </draw:connector>
        <draw:custom-shape draw:style-name="gr110" draw:text-style-name="P10" xml:id="id70" draw:id="id70" draw:layer="layout" svg:width="0.889cm" svg:height="0.889cm" svg:x="33.594cm" svg:y="12.42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11" draw:text-style-name="P10" xml:id="id69" draw:id="id69" draw:layer="layout" svg:width="0.803cm" svg:height="0.762cm" svg:x="33.637cm" svg:y="14.664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12" draw:text-style-name="P8" draw:layer="layout" svg:x1="33.637cm" svg:y1="15.045cm" svg:x2="26.192cm" svg:y2="12.945cm" draw:start-shape="id69" draw:start-glue-point="5" draw:end-shape="id52" draw:end-glue-point="1" svg:d="M33637 15045h-3723v-2100h-3722" svg:viewBox="0 0 7446 2101">
          <text:p/>
        </draw:connector>
        <draw:connector draw:style-name="gr113" draw:text-style-name="P8" draw:layer="layout" svg:x1="33.594cm" svg:y1="12.866cm" svg:x2="30.89cm" svg:y2="9.364cm" draw:start-shape="id70" draw:start-glue-point="5" draw:end-shape="id68" draw:end-glue-point="2" svg:d="M33594 12866h-2704v-3502" svg:viewBox="0 0 2705 3503">
          <text:p/>
        </draw:connector>
        <draw:connector draw:style-name="gr114" draw:text-style-name="P8" draw:layer="layout" svg:x1="34.038cm" svg:y1="12.422cm" svg:x2="34.038cm" svg:y2="9.364cm" draw:start-shape="id70" draw:start-glue-point="4" draw:end-shape="id66" draw:end-glue-point="2" svg:d="M34038 12422v-3058" svg:viewBox="0 0 1 3059">
          <text:p/>
        </draw:connector>
        <draw:connector draw:style-name="gr115" draw:text-style-name="P8" draw:layer="layout" svg:x1="34.483cm" svg:y1="12.866cm" svg:x2="37.181cm" svg:y2="9.364cm" draw:start-shape="id70" draw:start-glue-point="7" draw:end-shape="id67" draw:end-glue-point="2" svg:d="M34483 12866h2698v-3502" svg:viewBox="0 0 2699 3503">
          <text:p/>
        </draw:connector>
        <draw:connector draw:style-name="gr116" draw:text-style-name="P8" draw:layer="layout" draw:line-skew="2.025cm" svg:x1="34.018cm" svg:y1="14.664cm" svg:x2="30.89cm" svg:y2="9.364cm" draw:start-shape="id69" draw:start-glue-point="4" draw:end-shape="id68" draw:end-glue-point="2" svg:d="M34018 14664v-625h-3128v-4675" svg:viewBox="0 0 3129 5301">
          <text:p/>
        </draw:connector>
        <draw:connector draw:style-name="gr117" draw:text-style-name="P8" draw:layer="layout" draw:line-skew="2.025cm" svg:x1="34.018cm" svg:y1="14.664cm" svg:x2="37.181cm" svg:y2="9.364cm" draw:start-shape="id69" draw:start-glue-point="4" draw:end-shape="id67" draw:end-glue-point="2" svg:d="M34018 14664v-625h3163v-4675" svg:viewBox="0 0 3164 5301">
          <text:p/>
        </draw:connector>
        <draw:connector draw:style-name="gr118" draw:text-style-name="P8" draw:layer="layout" svg:x1="34.44cm" svg:y1="15.045cm" svg:x2="35.308cm" svg:y2="8.919cm" draw:start-shape="id69" draw:start-glue-point="7" draw:end-shape="id66" draw:end-glue-point="1" svg:d="M34440 15045h1369v-6126h-501" svg:viewBox="0 0 1370 6127">
          <text:p/>
        </draw:connector>
        <draw:custom-shape draw:style-name="gr82" draw:text-style-name="P25" draw:layer="layout" svg:width="0.762cm" svg:height="0.381cm" svg:x="32.481cm" svg:y="4.298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g xml:id="id71" draw:id="id71">
          <draw:custom-shape draw:style-name="gr66" draw:text-style-name="P24" draw:layer="layout" svg:width="0.364cm" svg:height="0.381cm" svg:x="29.932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4" draw:layer="layout" svg:width="0.635cm" svg:height="0.38cm" svg:x="29.797cm" svg:y="6.9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20" draw:text-style-name="P8" draw:layer="layout" svg:x1="30.114cm" svg:y1="7.3cm" svg:x2="30.102cm" svg:y2="8.489cm" draw:start-shape="id71" draw:start-glue-point="2" draw:end-shape="id68" draw:end-glue-point="6" svg:d="M30114 7300v587h-12v602" svg:viewBox="0 0 13 1190">
          <text:p/>
        </draw:connector>
        <draw:g xml:id="id73" draw:id="id73">
          <draw:custom-shape draw:style-name="gr66" draw:text-style-name="P24" draw:layer="layout" svg:width="0.364cm" svg:height="0.381cm" svg:x="33.063cm" svg:y="6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4" draw:layer="layout" svg:width="0.635cm" svg:height="0.38cm" svg:x="32.928cm" svg:y="7.109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72" draw:id="id72">
          <draw:custom-shape draw:style-name="gr66" draw:text-style-name="P24" draw:layer="layout" svg:width="0.364cm" svg:height="0.381cm" svg:x="37.731cm" svg:y="6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24" draw:layer="layout" svg:width="0.635cm" svg:height="0.38cm" svg:x="37.596cm" svg:y="7.02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21" draw:text-style-name="P8" draw:layer="layout" svg:x1="37.913cm" svg:y1="7.408cm" svg:x2="37.927cm" svg:y2="8.481cm" draw:start-shape="id72" draw:start-glue-point="2" draw:end-shape="id67" draw:end-glue-point="5" svg:d="M37913 7408v533h14v540" svg:viewBox="0 0 15 1074">
          <text:p/>
        </draw:connector>
        <draw:connector draw:style-name="gr122" draw:text-style-name="P8" draw:layer="layout" svg:x1="33.245cm" svg:y1="7.489cm" svg:x2="33.25cm" svg:y2="8.489cm" draw:start-shape="id73" draw:start-glue-point="2" draw:end-shape="id66" draw:end-glue-point="6" svg:d="M33245 7489v493h5v507" svg:viewBox="0 0 6 1001">
          <text:p/>
        </draw:connector>
        <draw:custom-shape draw:style-name="gr73" draw:text-style-name="P25" draw:layer="layout" svg:width="0.773cm" svg:height="0.306cm" svg:x="38.272cm" svg:y="5.747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custom-shape draw:style-name="gr73" draw:text-style-name="P25" draw:layer="layout" svg:width="0.773cm" svg:height="0.306cm" svg:x="32.171cm" svg:y="5.99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draw:layer="layout" svg:width="0.773cm" svg:height="0.306cm" svg:x="29.181cm" svg:y="5.795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connector draw:style-name="gr123" draw:text-style-name="P8" draw:layer="layout" draw:line-skew="0.153cm" svg:x1="24.572cm" svg:y1="2.019cm" svg:x2="34.038cm" svg:y2="3.075cm" draw:start-shape="id47" draw:start-glue-point="2" draw:end-shape="id65" draw:end-glue-point="0" svg:d="M24572 2019v681h9466v375" svg:viewBox="0 0 9467 1057">
          <text:p/>
        </draw:connector>
        <draw:g xml:id="id74" draw:id="id74">
          <draw:g>
            <draw:custom-shape draw:style-name="gr124" draw:text-style-name="P27" draw:layer="layout" svg:width="1.889cm" svg:height="1.279cm" svg:x="28.767cm" svg:y="10.59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25" draw:text-style-name="P24" draw:layer="layout" svg:width="0.398cm" svg:height="0.244cm" svg:x="28.88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5" draw:text-style-name="P24" draw:layer="layout" svg:width="0.398cm" svg:height="0.244cm" svg:x="28.889cm" svg:y="11.3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5" draw:text-style-name="P24" draw:layer="layout" svg:width="0.398cm" svg:height="0.244cm" svg:x="29.514cm" svg:y="10.71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5" draw:text-style-name="P24" draw:layer="layout" svg:width="0.398cm" svg:height="0.244cm" svg:x="29.514cm" svg:y="11.55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5" draw:text-style-name="P24" draw:layer="layout" svg:width="0.398cm" svg:height="0.244cm" svg:x="30.111cm" svg:y="10.879cm">
                <text:p/>
                <draw:enhanced-geometry svg:viewBox="0 0 21600 21600" draw:type="rectangle" draw:enhanced-path="M 0 0 L 21600 0 21600 21600 0 21600 0 0 Z N"/>
              </draw:custom-shape>
              <draw:custom-shape draw:style-name="gr125" draw:text-style-name="P24" draw:layer="layout" svg:width="0.398cm" svg:height="0.244cm" svg:x="30.111cm" svg:y="11.31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26" draw:text-style-name="P28" draw:layer="layout" svg:width="0.106cm" svg:height="0.113cm" svg:x="29.658cm" svg:y="10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g>
            <draw:custom-shape draw:style-name="gr127" draw:text-style-name="P27" draw:layer="layout" svg:width="1.889cm" svg:height="1.279cm" svg:x="31.767cm" svg:y="10.59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25" draw:text-style-name="P24" draw:layer="layout" svg:width="0.398cm" svg:height="0.244cm" svg:x="31.88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5" draw:text-style-name="P24" draw:layer="layout" svg:width="0.398cm" svg:height="0.244cm" svg:x="31.889cm" svg:y="11.31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5" draw:text-style-name="P24" draw:layer="layout" svg:width="0.398cm" svg:height="0.244cm" svg:x="32.514cm" svg:y="10.714cm">
                <text:p/>
                <draw:enhanced-geometry svg:viewBox="0 0 21600 21600" draw:type="rectangle" draw:enhanced-path="M 0 0 L 21600 0 21600 21600 0 21600 0 0 Z N"/>
              </draw:custom-shape>
              <draw:custom-shape draw:style-name="gr125" draw:text-style-name="P24" draw:layer="layout" svg:width="0.398cm" svg:height="0.244cm" svg:x="32.514cm" svg:y="11.55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5" draw:text-style-name="P24" draw:layer="layout" svg:width="0.398cm" svg:height="0.244cm" svg:x="33.111cm" svg:y="10.879cm">
                <text:p/>
                <draw:enhanced-geometry svg:viewBox="0 0 21600 21600" draw:type="rectangle" draw:enhanced-path="M 0 0 L 21600 0 21600 21600 0 21600 0 0 Z N"/>
              </draw:custom-shape>
              <draw:custom-shape draw:style-name="gr125" draw:text-style-name="P24" draw:layer="layout" svg:width="0.398cm" svg:height="0.244cm" svg:x="33.111cm" svg:y="11.31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26" draw:text-style-name="P28" draw:layer="layout" svg:width="0.106cm" svg:height="0.113cm" svg:x="32.658cm" svg:y="10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8" draw:text-style-name="P8" draw:layer="layout" svg:x1="30.121cm" svg:y1="9.363cm" svg:x2="29.711cm" svg:y2="10.591cm" draw:start-shape="id68" draw:start-glue-point="4" draw:end-shape="id74" draw:end-glue-point="0" svg:d="M30121 9363v614h-410v614" svg:viewBox="0 0 411 1229">
          <text:p/>
        </draw:connector>
        <draw:connector draw:style-name="gr129" draw:text-style-name="P8" draw:layer="layout" svg:x1="33.269cm" svg:y1="9.363cm" svg:x2="32.711cm" svg:y2="10.591cm" draw:start-shape="id66" draw:start-glue-point="4" draw:end-shape="id75" draw:end-glue-point="0" svg:d="M33269 9363v614h-558v614" svg:viewBox="0 0 559 1229">
          <text:p/>
        </draw:connector>
        <draw:g xml:id="id76" draw:id="id76">
          <draw:custom-shape draw:style-name="gr130" draw:text-style-name="P29" draw:layer="layout" svg:width="1.889cm" svg:height="1.279cm" svg:x="38.103cm" svg:y="10.5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9" draw:text-style-name="P24" draw:layer="layout" svg:width="0.092cm" svg:height="0.086cm" svg:x="38.226cm" svg:y="11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4" draw:layer="layout" svg:width="0.092cm" svg:height="0.086cm" svg:x="39.827cm" svg:y="11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1" draw:text-style-name="P30" draw:layer="layout" svg:width="0.54cm" svg:height="0.114cm" svg:x="38.804cm" svg:y="11.17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connector draw:style-name="gr132" draw:text-style-name="P8" draw:layer="layout" svg:x1="38.451cm" svg:y1="8.919cm" svg:x2="39.047cm" svg:y2="10.591cm" draw:start-shape="id67" draw:start-glue-point="1" draw:end-shape="id76" draw:end-glue-point="0" svg:d="M38451 8919h596v1672" svg:viewBox="0 0 597 1673">
          <text:p/>
        </draw:connector>
        <draw:custom-shape draw:style-name="gr82" draw:text-style-name="P25" draw:layer="layout" svg:width="0.762cm" svg:height="0.381cm" svg:x="28.857cm" svg:y="9.614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0.762cm" svg:height="0.381cm" svg:x="31.757cm" svg:y="9.614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82" draw:text-style-name="P25" draw:layer="layout" svg:width="0.762cm" svg:height="0.381cm" svg:x="37.757cm" svg:y="9.614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11T07:11:53.787886828</meta:creation-date>
    <dc:date>2020-10-07T09:38:56.661917440</dc:date>
    <meta:editing-duration>PT21H27M8S</meta:editing-duration>
    <meta:editing-cycles>100</meta:editing-cycles>
    <meta:generator>LibreOffice/7.0.1.2$Linux_X86_64 LibreOffice_project/00$Build-2</meta:generator>
    <meta:document-statistic meta:object-count="313"/>
  </office:meta>
</office:document-meta>
</file>